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16.801cm" table:align="left" style:may-break-between-rows="true" style:writing-mode="lr-tb"/>
    </style:style>
    <style:style style:name="Tabela1.A" style:family="table-column">
      <style:table-column-properties style:column-width="2.903cm"/>
    </style:style>
    <style:style style:name="Tabela1.B" style:family="table-column">
      <style:table-column-properties style:column-width="1.099cm"/>
    </style:style>
    <style:style style:name="Tabela1.C" style:family="table-column">
      <style:table-column-properties style:column-width="12.799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" style:family="table">
      <style:table-properties style:width="15.371cm" fo:margin-left="0cm" table:align="left" style:may-break-between-rows="true" style:writing-mode="lr-tb"/>
    </style:style>
    <style:style style:name="Table15.A" style:family="table-column">
      <style:table-column-properties style:column-width="3.265cm"/>
    </style:style>
    <style:style style:name="Table15.B" style:family="table-column">
      <style:table-column-properties style:column-width="1.09cm"/>
    </style:style>
    <style:style style:name="Table15.C" style:family="table-column">
      <style:table-column-properties style:column-width="11.015cm"/>
    </style:style>
    <style:style style:name="Table15.1" style:family="table-row">
      <style:table-row-properties style:min-row-height="0.741cm"/>
    </style:style>
    <style:style style:name="Table1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5.3" style:family="table-row">
      <style:table-row-properties style:min-row-height="0.953cm"/>
    </style:style>
    <style:style style:name="Table1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" style:family="table">
      <style:table-properties style:width="16.801cm" table:align="left" style:may-break-between-rows="true" style:writing-mode="lr-tb"/>
    </style:style>
    <style:style style:name="Tabela2.A" style:family="table-column">
      <style:table-column-properties style:column-width="2.903cm"/>
    </style:style>
    <style:style style:name="Tabela2.B" style:family="table-column">
      <style:table-column-properties style:column-width="1.099cm"/>
    </style:style>
    <style:style style:name="Tabela2.C" style:family="table-column">
      <style:table-column-properties style:column-width="12.799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2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71cm" fo:margin-left="0cm" table:align="left" style:may-break-between-rows="true" style:writing-mode="lr-tb"/>
    </style:style>
    <style:style style:name="Tabela3.A" style:family="table-column">
      <style:table-column-properties style:column-width="3.265cm"/>
    </style:style>
    <style:style style:name="Tabela3.B" style:family="table-column">
      <style:table-column-properties style:column-width="1.09cm"/>
    </style:style>
    <style:style style:name="Tabela3.C" style:family="table-column">
      <style:table-column-properties style:column-width="11.015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" style:family="table">
      <style:table-properties style:width="16.801cm" table:align="left" style:may-break-between-rows="true" style:writing-mode="lr-tb"/>
    </style:style>
    <style:style style:name="Tabela4.A" style:family="table-column">
      <style:table-column-properties style:column-width="2.903cm"/>
    </style:style>
    <style:style style:name="Tabela4.B" style:family="table-column">
      <style:table-column-properties style:column-width="1.099cm"/>
    </style:style>
    <style:style style:name="Tabela4.C" style:family="table-column">
      <style:table-column-properties style:column-width="12.799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4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71cm" fo:margin-left="0cm" table:align="left" style:may-break-between-rows="true" style:writing-mode="lr-tb"/>
    </style:style>
    <style:style style:name="Tabela5.A" style:family="table-column">
      <style:table-column-properties style:column-width="3.265cm"/>
    </style:style>
    <style:style style:name="Tabela5.B" style:family="table-column">
      <style:table-column-properties style:column-width="1.09cm"/>
    </style:style>
    <style:style style:name="Tabela5.C" style:family="table-column">
      <style:table-column-properties style:column-width="11.015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" style:family="table">
      <style:table-properties style:width="16.706cm" table:align="left" style:may-break-between-rows="true" style:writing-mode="lr-tb"/>
    </style:style>
    <style:style style:name="Tabela6.A" style:family="table-column">
      <style:table-column-properties style:column-width="2.903cm"/>
    </style:style>
    <style:style style:name="Tabela6.B" style:family="table-column">
      <style:table-column-properties style:column-width="1.099cm"/>
    </style:style>
    <style:style style:name="Tabela6.C" style:family="table-column">
      <style:table-column-properties style:column-width="12.704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6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71cm" fo:margin-left="0cm" table:align="left" style:may-break-between-rows="true" style:writing-mode="lr-tb"/>
    </style:style>
    <style:style style:name="Tabela7.A" style:family="table-column">
      <style:table-column-properties style:column-width="3.265cm"/>
    </style:style>
    <style:style style:name="Tabela7.B" style:family="table-column">
      <style:table-column-properties style:column-width="1.09cm"/>
    </style:style>
    <style:style style:name="Tabela7.C" style:family="table-column">
      <style:table-column-properties style:column-width="11.015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A13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" style:family="table">
      <style:table-properties style:width="16.801cm" table:align="left" style:may-break-between-rows="true" style:writing-mode="lr-tb"/>
    </style:style>
    <style:style style:name="Tabela8.A" style:family="table-column">
      <style:table-column-properties style:column-width="2.903cm"/>
    </style:style>
    <style:style style:name="Tabela8.B" style:family="table-column">
      <style:table-column-properties style:column-width="1.099cm"/>
    </style:style>
    <style:style style:name="Tabela8.C" style:family="table-column">
      <style:table-column-properties style:column-width="12.799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13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3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A15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8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18" style:family="table-row">
      <style:table-row-properties style:min-row-height="1.037cm"/>
    </style:style>
    <style:style style:name="Tabela9" style:family="table">
      <style:table-properties style:width="15.371cm" fo:margin-left="0cm" table:align="left" style:may-break-between-rows="true" style:writing-mode="lr-tb"/>
    </style:style>
    <style:style style:name="Tabela9.A" style:family="table-column">
      <style:table-column-properties style:column-width="3.265cm"/>
    </style:style>
    <style:style style:name="Tabela9.B" style:family="table-column">
      <style:table-column-properties style:column-width="1.09cm"/>
    </style:style>
    <style:style style:name="Tabela9.C" style:family="table-column">
      <style:table-column-properties style:column-width="11.015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" style:family="table">
      <style:table-properties style:width="16.801cm" table:align="left" style:may-break-between-rows="true" style:writing-mode="lr-tb"/>
    </style:style>
    <style:style style:name="Tabela10.A" style:family="table-column">
      <style:table-column-properties style:column-width="2.903cm"/>
    </style:style>
    <style:style style:name="Tabela10.B" style:family="table-column">
      <style:table-column-properties style:column-width="1.099cm"/>
    </style:style>
    <style:style style:name="Tabela10.C" style:family="table-column">
      <style:table-column-properties style:column-width="12.799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A14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Tabela10.B1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17" style:family="table-row">
      <style:table-row-properties style:min-row-height="1.037cm"/>
    </style:style>
    <style:style style:name="Tabela11" style:family="table">
      <style:table-properties style:width="15.371cm" fo:margin-left="0cm" table:align="left" style:may-break-between-rows="true" style:writing-mode="lr-tb"/>
    </style:style>
    <style:style style:name="Tabela11.A" style:family="table-column">
      <style:table-column-properties style:column-width="3.265cm"/>
    </style:style>
    <style:style style:name="Tabela11.B" style:family="table-column">
      <style:table-column-properties style:column-width="1.09cm"/>
    </style:style>
    <style:style style:name="Tabela11.C" style:family="table-column">
      <style:table-column-properties style:column-width="11.015cm"/>
    </style:style>
    <style:style style:name="Tabela11.1" style:family="table-row">
      <style:table-row-properties style:min-row-height="0.741cm"/>
    </style:style>
    <style:style style:name="Tabela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1.3" style:family="table-row">
      <style:table-row-properties style:min-row-height="0.953cm"/>
    </style:style>
    <style:style style:name="Tabela11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1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1.A1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0.05pt solid #00000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15921b" fo:background-color="transparent" style:font-name-asian="Arial1" style:font-name-complex="Arial1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0b321" fo:background-color="transparent" style:font-name-asian="Arial1" style:font-name-complex="Arial1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5093b" fo:background-color="transparent" style:font-name-asian="Arial1" style:font-name-complex="Arial1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e48a1" fo:background-color="transparent" style:font-name-asian="Arial1" style:font-name-complex="Arial1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2fb5a1" fo:background-color="transparent" style:font-name-asian="Arial1" style:font-name-complex="Arial1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3ce56" fo:background-color="transparent" style:font-name-asian="Arial1" style:font-name-complex="Arial1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4561c" fo:background-color="transparent" style:font-name-asian="Arial1" style:font-name-complex="Arial1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789d3" fo:background-color="transparent" style:font-name-asian="Arial1" style:font-name-complex="Arial1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c5a4a" fo:background-color="transparent" style:font-name-asian="Arial1" style:font-name-complex="Arial1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3e0b3c" fo:background-color="transparent" style:font-name-asian="Arial1" style:font-name-complex="Arial1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Times New Roman" fo:font-size="11pt" fo:font-weight="normal" officeooo:paragraph-rsid="00416de9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fo:background-color="transparent" style:font-name-asian="Arial1" style:font-name-complex="Arial1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Arial1" style:font-name-complex="Arial1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0b321" fo:background-color="transparent" style:font-name-asian="Arial1" style:font-name-complex="Arial1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5093b" fo:background-color="transparent" style:font-name-asian="Arial1" style:font-name-complex="Arial1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e48a1" fo:background-color="transparent" style:font-name-asian="Arial1" style:font-name-complex="Arial1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fb5a1" fo:background-color="transparent" style:font-name-asian="Arial1" style:font-name-complex="Arial1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3ce56" fo:background-color="transparent" style:font-name-asian="Arial1" style:font-name-complex="Arial1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4561c" fo:background-color="transparent" style:font-name-asian="Arial1" style:font-name-complex="Arial1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789d3" fo:background-color="transparent" style:font-name-asian="Arial1" style:font-name-complex="Arial1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c5a4a" fo:background-color="transparent" style:font-name-asian="Arial1" style:font-name-complex="Arial1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e0b3c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16de9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19fdc5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25093b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2fb5a1" fo:background-color="transparent" style:font-name-asian="Arial1" style:font-name-complex="Arial1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34561c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9fdc5" officeooo:paragraph-rsid="003789d3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1e59be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25093b" fo:background-color="transparent" style:font-name-asian="Arial1" style:font-name-complex="Arial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2fb5a1" fo:background-color="transparent" style:font-name-asian="Arial1" style:font-name-complex="Arial1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34561c" fo:background-color="transparent" style:font-name-asian="Arial1" style:font-name-complex="Arial1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3789d3" fo:background-color="transparent" style:font-name-asian="Arial1" style:font-name-complex="Arial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1b4749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25093b" fo:background-color="transparent" style:font-name-asian="Arial1" style:font-name-complex="Arial1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2fb5a1" fo:background-color="transparent" style:font-name-asian="Arial1" style:font-name-complex="Arial1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b4749" officeooo:paragraph-rsid="0034561c" fo:background-color="transparent" style:font-name-asian="Arial1" style:font-name-complex="Arial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20b321" fo:background-color="transparent" style:font-name-asian="Arial1" style:font-name-complex="Arial1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2e48a1" fo:background-color="transparent" style:font-name-asian="Arial1" style:font-name-complex="Arial1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3ce56" fo:background-color="transparent" style:font-name-asian="Arial1" style:font-name-complex="Arial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3c5a4a" fo:background-color="transparent" style:font-name-asian="Arial1" style:font-name-complex="Arial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47a91" officeooo:paragraph-rsid="00416de9" fo:background-color="transparent" style:font-name-asian="Arial1" style:font-name-complex="Arial1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20b321" fo:background-color="transparent" style:font-name-asian="Arial1" style:font-name-complex="Arial1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2e48a1" fo:background-color="transparent" style:font-name-asian="Arial1" style:font-name-complex="Arial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3ce56" fo:background-color="transparent" style:font-name-asian="Arial1" style:font-name-complex="Arial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2d1b9" officeooo:paragraph-rsid="003c5a4a" fo:background-color="transparent" style:font-name-asian="Arial1" style:font-name-complex="Arial1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21eeea" fo:background-color="transparent" style:font-name-asian="Arial1" style:font-name-complex="Arial1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2e48a1" fo:background-color="transparent" style:font-name-asian="Arial1" style:font-name-complex="Arial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3ce56" fo:background-color="transparent" style:font-name-asian="Arial1" style:font-name-complex="Arial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3c5a4a" fo:background-color="transparent" style:font-name-asian="Arial1" style:font-name-complex="Arial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1eeea" officeooo:paragraph-rsid="00416de9" fo:background-color="transparent" style:font-name-asian="Arial1" style:font-name-complex="Arial1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221d62" fo:background-color="transparent" style:font-name-asian="Arial1" style:font-name-complex="Arial1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2e48a1" fo:background-color="transparent" style:font-name-asian="Arial1" style:font-name-complex="Arial1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33ce56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416de9" fo:background-color="transparent" style:font-name-asian="Arial1" style:font-name-complex="Arial1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a8cb9" officeooo:paragraph-rsid="002a8cb9" fo:background-color="transparent" style:font-name-asian="Arial1" style:font-name-complex="Arial1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a8cb9" officeooo:paragraph-rsid="0034561c" fo:background-color="transparent" style:font-name-asian="Arial1" style:font-name-complex="Arial1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3f4692" officeooo:paragraph-rsid="003f4692" fo:background-color="transparent" style:font-name-asian="Arial1" style:font-name-complex="Arial1"/>
    </style:style>
    <style:style style:name="P5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15921b" fo:background-color="transparent" style:font-name-asian="Calibri" style:font-name-complex="Calibri"/>
    </style:style>
    <style:style style:name="P6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0b321" fo:background-color="transparent" style:font-name-asian="Calibri" style:font-name-complex="Calibri"/>
    </style:style>
    <style:style style:name="P6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5093b" fo:background-color="transparent" style:font-name-asian="Calibri" style:font-name-complex="Calibri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2fb5a1" fo:background-color="transparent" style:font-name-asian="Calibri" style:font-name-complex="Calibri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3ce56" fo:background-color="transparent" style:font-name-asian="Calibri" style:font-name-complex="Calibri"/>
    </style:style>
    <style:style style:name="P6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789d3" fo:background-color="transparent" style:font-name-asian="Calibri" style:font-name-complex="Calibri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c5a4a" fo:background-color="transparent" style:font-name-asian="Calibri" style:font-name-complex="Calibri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3e0b3c" fo:background-color="transparent" style:font-name-asian="Calibri" style:font-name-complex="Calibri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paragraph-rsid="00416de9" fo:background-color="transparent" style:font-name-asian="Calibri" style:font-name-complex="Calibri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20b321" fo:background-color="transparent" style:font-name-asian="Calibri" style:font-name-complex="Calibri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2e48a1" fo:background-color="transparent" style:font-name-asian="Calibri" style:font-name-complex="Calibri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3ce56" fo:background-color="transparent" style:font-name-asian="Calibri" style:font-name-complex="Calibri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336748" officeooo:paragraph-rsid="003c5a4a" fo:background-color="transparent" style:font-name-asian="Calibri" style:font-name-complex="Calibri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221d62" fo:background-color="transparent" style:font-name-asian="Calibri" style:font-name-complex="Calibri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2e48a1" fo:background-color="transparent" style:font-name-asian="Calibri" style:font-name-complex="Calibri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33ce56" fo:background-color="transparent" style:font-name-asian="Calibri" style:font-name-complex="Calibri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1pt" fo:font-weight="normal" officeooo:rsid="00221d62" officeooo:paragraph-rsid="00416de9" fo:background-color="transparent" style:font-name-asian="Calibri" style:font-name-complex="Calibri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0b321" fo:background-color="transparent" style:font-name-asian="Arial1" style:font-name-complex="Arial1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5093b" fo:background-color="transparent" style:font-name-asian="Arial1" style:font-name-complex="Arial1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e48a1" fo:background-color="transparent" style:font-name-asian="Arial1" style:font-name-complex="Arial1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2fb5a1" fo:background-color="transparent" style:font-name-asian="Arial1" style:font-name-complex="Arial1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3ce56" fo:background-color="transparent" style:font-name-asian="Arial1" style:font-name-complex="Arial1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4561c" fo:background-color="transparent" style:font-name-asian="Arial1" style:font-name-complex="Arial1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789d3" fo:background-color="transparent" style:font-name-asian="Arial1" style:font-name-complex="Arial1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c5a4a" fo:background-color="transparent" style:font-name-asian="Arial1" style:font-name-complex="Arial1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e0b3c" fo:background-color="transparent" style:font-name-asian="Arial1" style:font-name-complex="Arial1"/>
    </style:style>
    <style:style style:name="P8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416de9" fo:background-color="transparent" style:font-name-asian="Arial1" style:font-name-complex="Arial1"/>
    </style:style>
    <style:style style:name="P87" style:family="paragraph" style:parent-style-name="Standard">
      <style:paragraph-properties fo:line-height="100%" fo:text-align="start" style:justify-single-word="false"/>
      <style:text-properties style:font-name="Times New Roman" officeooo:paragraph-rsid="0015921b"/>
    </style:style>
    <style:style style:name="P88" style:family="paragraph" style:parent-style-name="Standard">
      <style:paragraph-properties fo:line-height="100%" fo:text-align="start" style:justify-single-word="false"/>
      <style:text-properties style:font-name="Times New Roman" officeooo:paragraph-rsid="0020b321"/>
    </style:style>
    <style:style style:name="P89" style:family="paragraph" style:parent-style-name="Standard">
      <style:paragraph-properties fo:line-height="100%" fo:text-align="start" style:justify-single-word="false"/>
      <style:text-properties style:font-name="Times New Roman" officeooo:paragraph-rsid="0025093b"/>
    </style:style>
    <style:style style:name="P90" style:family="paragraph" style:parent-style-name="Standard">
      <style:paragraph-properties fo:line-height="100%" fo:text-align="start" style:justify-single-word="false"/>
      <style:text-properties style:font-name="Times New Roman" officeooo:paragraph-rsid="002e48a1"/>
    </style:style>
    <style:style style:name="P91" style:family="paragraph" style:parent-style-name="Standard">
      <style:paragraph-properties fo:line-height="100%" fo:text-align="start" style:justify-single-word="false"/>
      <style:text-properties style:font-name="Times New Roman" officeooo:paragraph-rsid="002fb5a1"/>
    </style:style>
    <style:style style:name="P92" style:family="paragraph" style:parent-style-name="Standard">
      <style:paragraph-properties fo:line-height="100%" fo:text-align="start" style:justify-single-word="false"/>
      <style:text-properties style:font-name="Times New Roman" officeooo:paragraph-rsid="0033ce56"/>
    </style:style>
    <style:style style:name="P93" style:family="paragraph" style:parent-style-name="Standard">
      <style:paragraph-properties fo:line-height="100%" fo:text-align="start" style:justify-single-word="false"/>
      <style:text-properties style:font-name="Times New Roman" officeooo:paragraph-rsid="0034561c"/>
    </style:style>
    <style:style style:name="P94" style:family="paragraph" style:parent-style-name="Standard">
      <style:paragraph-properties fo:line-height="100%" fo:text-align="start" style:justify-single-word="false"/>
      <style:text-properties style:font-name="Times New Roman" officeooo:paragraph-rsid="003789d3"/>
    </style:style>
    <style:style style:name="P95" style:family="paragraph" style:parent-style-name="Standard">
      <style:paragraph-properties fo:line-height="100%" fo:text-align="start" style:justify-single-word="false"/>
      <style:text-properties style:font-name="Times New Roman" officeooo:paragraph-rsid="003c5a4a"/>
    </style:style>
    <style:style style:name="P96" style:family="paragraph" style:parent-style-name="Standard">
      <style:paragraph-properties fo:line-height="100%" fo:text-align="start" style:justify-single-word="false"/>
      <style:text-properties style:font-name="Times New Roman" officeooo:paragraph-rsid="003e0b3c"/>
    </style:style>
    <style:style style:name="P97" style:family="paragraph" style:parent-style-name="Standard">
      <style:paragraph-properties fo:line-height="100%" fo:text-align="start" style:justify-single-word="false"/>
      <style:text-properties style:font-name="Times New Roman" officeooo:paragraph-rsid="00416de9"/>
    </style:style>
    <style:style style:name="P98" style:family="paragraph" style:parent-style-name="Standard">
      <style:text-properties style:font-name="Times New Roman" officeooo:paragraph-rsid="0020b321"/>
    </style:style>
    <style:style style:name="P99" style:family="paragraph" style:parent-style-name="Standard">
      <style:text-properties style:font-name="Times New Roman" officeooo:paragraph-rsid="002e48a1"/>
    </style:style>
    <style:style style:name="P100" style:family="paragraph" style:parent-style-name="Standard">
      <style:text-properties style:font-name="Times New Roman" officeooo:paragraph-rsid="0035bf71"/>
    </style:style>
    <style:style style:name="P101" style:family="paragraph" style:parent-style-name="Standard">
      <style:text-properties style:font-name="Times New Roman" officeooo:paragraph-rsid="003c5a4a"/>
    </style:style>
    <style:style style:name="P102" style:family="paragraph" style:parent-style-name="Standard">
      <style:text-properties style:font-name="Times New Roman" officeooo:paragraph-rsid="00416de9"/>
    </style:style>
    <style:style style:name="P103" style:family="paragraph" style:parent-style-name="Standard">
      <style:text-properties officeooo:rsid="003213d2" officeooo:paragraph-rsid="003213d2"/>
    </style:style>
    <style:style style:name="P104" style:family="paragraph" style:parent-style-name="Standard">
      <style:text-properties officeooo:paragraph-rsid="00416de9"/>
    </style:style>
    <style:style style:name="P10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5093b" fo:background-color="transparent" style:font-name-asian="Calibri" style:font-name-complex="Calibri"/>
    </style:style>
    <style:style style:name="P10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e48a1" fo:background-color="transparent" style:font-name-asian="Calibri" style:font-name-complex="Calibri"/>
    </style:style>
    <style:style style:name="P10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fb5a1" fo:background-color="transparent" style:font-name-asian="Calibri" style:font-name-complex="Calibri"/>
    </style:style>
    <style:style style:name="P10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33ce56" fo:background-color="transparent" style:font-name-asian="Calibri" style:font-name-complex="Calibri"/>
    </style:style>
    <style:style style:name="P10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4561c" fo:background-color="transparent" style:font-name-asian="Calibri" style:font-name-complex="Calibri"/>
    </style:style>
    <style:style style:name="P11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5bf71" fo:background-color="transparent" style:font-name-asian="Calibri" style:font-name-complex="Calibri"/>
    </style:style>
    <style:style style:name="P11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789d3" fo:background-color="transparent" style:font-name-asian="Calibri" style:font-name-complex="Calibri"/>
    </style:style>
    <style:style style:name="P11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c5a4a" fo:background-color="transparent" style:font-name-asian="Calibri" style:font-name-complex="Calibri"/>
    </style:style>
    <style:style style:name="P11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3e0b3c" fo:background-color="transparent" style:font-name-asian="Calibri" style:font-name-complex="Calibri"/>
    </style:style>
    <style:style style:name="P11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rsid="0034561c" officeooo:paragraph-rsid="00416de9" fo:background-color="transparent" style:font-name-asian="Calibri" style:font-name-complex="Calibri"/>
    </style:style>
    <style:style style:name="P11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Times New Roman" fo:font-size="11pt" fo:font-weight="normal" officeooo:paragraph-rsid="0015921b" fo:background-color="transparent" style:font-name-asian="Calibri" style:font-name-complex="Calibri"/>
    </style:style>
    <style:style style:name="P116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33ce56" fo:background-color="transparent" style:font-name-asian="Calibri" style:font-name-complex="Calibri"/>
    </style:style>
    <style:style style:name="P117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25093b" fo:background-color="transparent" style:font-name-asian="Calibri" style:font-name-complex="Calibri"/>
    </style:style>
    <style:style style:name="P118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2fb5a1" fo:background-color="transparent" style:font-name-asian="Calibri" style:font-name-complex="Calibri"/>
    </style:style>
    <style:style style:name="P119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4561c" fo:background-color="transparent" style:font-name-asian="Calibri" style:font-name-complex="Calibri"/>
    </style:style>
    <style:style style:name="P120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789d3" fo:background-color="transparent" style:font-name-asian="Calibri" style:font-name-complex="Calibri"/>
    </style:style>
    <style:style style:name="P121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fo:color="#000000" style:font-name="Times New Roman" fo:font-size="11pt" fo:font-weight="normal" officeooo:paragraph-rsid="003e0b3c" fo:background-color="transparent" style:font-name-asian="Calibri" style:font-name-complex="Calibri"/>
    </style:style>
    <style:style style:name="P122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2e48a1" fo:background-color="transparent" style:font-name-asian="Calibri" style:font-name-complex="Calibri"/>
    </style:style>
    <style:style style:name="P123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35bf71" fo:background-color="transparent" style:font-name-asian="Calibri" style:font-name-complex="Calibri"/>
    </style:style>
    <style:style style:name="P124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2004a1" officeooo:paragraph-rsid="003c5a4a" fo:background-color="transparent" style:font-name-asian="Calibri" style:font-name-complex="Calibri"/>
    </style:style>
    <style:style style:name="P125" style:family="paragraph" style:parent-style-name="Standard">
      <style:paragraph-properties fo:margin-top="0cm" fo:margin-bottom="0.265cm" loext:contextual-spacing="false" fo:line-height="115%" fo:text-align="start" style:justify-single-word="false" fo:break-before="page"/>
      <style:text-properties style:use-window-font-color="true" style:font-name="Times New Roman" fo:font-size="11pt" fo:font-weight="normal" officeooo:rsid="00416de9" officeooo:paragraph-rsid="00416de9" fo:background-color="transparent" style:font-name-asian="Calibri" style:font-name-complex="Calibri"/>
    </style:style>
    <style:style style:name="P12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Times New Roman" fo:font-size="11pt" fo:font-weight="normal" officeooo:paragraph-rsid="0020b321" fo:background-color="transparent" style:font-name-asian="Calibri" style:font-name-complex="Calibri"/>
    </style:style>
    <style:style style:name="P12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62679" fo:background-color="transparent" style:font-name-asian="Arial1" style:font-name-complex="Arial1"/>
    </style:style>
    <style:style style:name="P12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7012c" fo:background-color="transparent" style:font-name-asian="Arial1" style:font-name-complex="Arial1"/>
    </style:style>
    <style:style style:name="P12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dc6f2" fo:background-color="transparent" style:font-name-asian="Arial1" style:font-name-complex="Arial1"/>
    </style:style>
    <style:style style:name="P13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4dd05c" fo:background-color="transparent" style:font-name-asian="Arial1" style:font-name-complex="Arial1"/>
    </style:style>
    <style:style style:name="P13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23979" fo:background-color="transparent" style:font-name-asian="Arial1" style:font-name-complex="Arial1"/>
    </style:style>
    <style:style style:name="P13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25093b" fo:background-color="transparent" style:font-name-asian="Arial1" style:font-name-complex="Arial1"/>
    </style:style>
    <style:style style:name="P13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78d70" fo:background-color="transparent" style:font-name-asian="Arial1" style:font-name-complex="Arial1"/>
    </style:style>
    <style:style style:name="P13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7e541" fo:background-color="transparent" style:font-name-asian="Arial1" style:font-name-complex="Arial1"/>
    </style:style>
    <style:style style:name="P13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5bfced" fo:background-color="transparent" style:font-name-asian="Arial1" style:font-name-complex="Arial1"/>
    </style:style>
    <style:style style:name="P13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07969" fo:background-color="transparent" style:font-name-asian="Arial1" style:font-name-complex="Arial1"/>
    </style:style>
    <style:style style:name="P13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15dfd" fo:background-color="transparent" style:font-name-asian="Arial1" style:font-name-complex="Arial1"/>
    </style:style>
    <style:style style:name="P13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3eb33" fo:background-color="transparent" style:font-name-asian="Arial1" style:font-name-complex="Arial1"/>
    </style:style>
    <style:style style:name="P13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4e509" fo:background-color="transparent" style:font-name-asian="Arial1" style:font-name-complex="Arial1"/>
    </style:style>
    <style:style style:name="P14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5bbc1" fo:background-color="transparent" style:font-name-asian="Arial1" style:font-name-complex="Arial1"/>
    </style:style>
    <style:style style:name="P14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92066" fo:background-color="transparent" style:font-name-asian="Arial1" style:font-name-complex="Arial1"/>
    </style:style>
    <style:style style:name="P14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9a62e" fo:background-color="transparent" style:font-name-asian="Arial1" style:font-name-complex="Arial1"/>
    </style:style>
    <style:style style:name="P14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789d3" fo:background-color="transparent" style:font-name-asian="Arial1" style:font-name-complex="Arial1"/>
    </style:style>
    <style:style style:name="P14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c0966" fo:background-color="transparent" style:font-name-asian="Arial1" style:font-name-complex="Arial1"/>
    </style:style>
    <style:style style:name="P14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c12e1" fo:background-color="transparent" style:font-name-asian="Arial1" style:font-name-complex="Arial1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6eabb7" fo:background-color="transparent" style:font-name-asian="Arial1" style:font-name-complex="Arial1"/>
    </style:style>
    <style:style style:name="P14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3e0b3c" fo:background-color="transparent" style:font-name-asian="Arial1" style:font-name-complex="Arial1"/>
    </style:style>
    <style:style style:name="P14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paragraph-rsid="00734b7e" fo:background-color="transparent" style:font-name-asian="Arial1" style:font-name-complex="Arial1"/>
    </style:style>
    <style:style style:name="P14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48e032" officeooo:paragraph-rsid="0048e032" fo:background-color="transparent" style:font-name-asian="Arial1" style:font-name-complex="Arial1"/>
    </style:style>
    <style:style style:name="P15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1e59be" officeooo:paragraph-rsid="004ab506" fo:background-color="transparent" style:font-name-asian="Arial1" style:font-name-complex="Arial1"/>
    </style:style>
    <style:style style:name="P151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4f0f5f" fo:background-color="transparent" style:font-name-asian="Arial1" style:font-name-complex="Arial1"/>
    </style:style>
    <style:style style:name="P152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57e541" fo:background-color="transparent" style:font-name-asian="Arial1" style:font-name-complex="Arial1"/>
    </style:style>
    <style:style style:name="P153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582e50" fo:background-color="transparent" style:font-name-asian="Arial1" style:font-name-complex="Arial1"/>
    </style:style>
    <style:style style:name="P154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615dfd" fo:background-color="transparent" style:font-name-asian="Arial1" style:font-name-complex="Arial1"/>
    </style:style>
    <style:style style:name="P155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221d62" officeooo:paragraph-rsid="00734b7e" fo:background-color="transparent" style:font-name-asian="Arial1" style:font-name-complex="Arial1"/>
    </style:style>
    <style:style style:name="P156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523979" officeooo:paragraph-rsid="00523979" fo:background-color="transparent" style:font-name-asian="Arial1" style:font-name-complex="Arial1"/>
    </style:style>
    <style:style style:name="P157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5a9965" officeooo:paragraph-rsid="005a9965" fo:background-color="transparent" style:font-name-asian="Arial1" style:font-name-complex="Arial1"/>
    </style:style>
    <style:style style:name="P158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650ce6" officeooo:paragraph-rsid="00650ce6" fo:background-color="transparent" style:font-name-asian="Arial1" style:font-name-complex="Arial1"/>
    </style:style>
    <style:style style:name="P159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6ab471" officeooo:paragraph-rsid="006ab471" fo:background-color="transparent" style:font-name-asian="Arial1" style:font-name-complex="Arial1"/>
    </style:style>
    <style:style style:name="P160" style:family="paragraph" style:parent-style-name="Standard">
      <style:paragraph-properties fo:line-height="100%" fo:text-align="start" style:justify-single-word="false"/>
      <style:text-properties fo:color="#000000" style:font-name="Times New Roman" fo:font-size="11pt" fo:font-weight="normal" officeooo:rsid="0072ae3f" officeooo:paragraph-rsid="0072ae3f" fo:background-color="transparent" style:font-name-asian="Arial1" style:font-name-complex="Arial1"/>
    </style:style>
    <style:style style:name="P161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48e032" officeooo:paragraph-rsid="0048e032" fo:background-color="transparent" style:font-name-asian="Arial1" style:font-size-asian="12pt" style:font-name-complex="Arial1" style:font-size-complex="12pt"/>
    </style:style>
    <style:style style:name="P162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fo:font-weight="normal" officeooo:paragraph-rsid="0035bf71" fo:background-color="transparent" style:font-name-asian="Arial1" style:font-size-asian="12pt" style:font-name-complex="Arial1" style:font-size-complex="12pt"/>
    </style:style>
    <style:style style:name="P163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paragraph-rsid="0035bf71" fo:background-color="transparent" style:font-name-asian="Arial1" style:font-size-asian="12pt" style:font-name-complex="Arial1" style:font-size-complex="12pt"/>
    </style:style>
    <style:style style:name="P164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paragraph-rsid="0065bbc1" fo:background-color="transparent" style:font-name-asian="Arial1" style:font-size-asian="12pt" style:font-name-complex="Arial1" style:font-size-complex="12pt"/>
    </style:style>
    <style:style style:name="P165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347a91" officeooo:paragraph-rsid="0035bf71" fo:background-color="transparent" style:font-name-asian="Arial1" style:font-size-asian="12pt" style:font-name-complex="Arial1" style:font-size-complex="12pt"/>
    </style:style>
    <style:style style:name="P16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21eeea" officeooo:paragraph-rsid="0035bf71" fo:background-color="transparent" style:font-name-asian="Arial1" style:font-size-asian="12pt" style:font-name-complex="Arial1" style:font-size-complex="12pt"/>
    </style:style>
    <style:style style:name="P167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221d62" officeooo:paragraph-rsid="0035bf71" fo:background-color="transparent" style:font-name-asian="Arial1" style:font-size-asian="12pt" style:font-name-complex="Arial1" style:font-size-complex="12pt"/>
    </style:style>
    <style:style style:name="P168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221d62" officeooo:paragraph-rsid="0065bbc1" fo:background-color="transparent" style:font-name-asian="Arial1" style:font-size-asian="12pt" style:font-name-complex="Arial1" style:font-size-complex="12pt"/>
    </style:style>
    <style:style style:name="P169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officeooo:rsid="0032d1b9" officeooo:paragraph-rsid="0035bf71" fo:background-color="transparent" style:font-name-asian="Arial1" style:font-size-asian="12pt" style:font-name-complex="Arial1" style:font-size-complex="12pt"/>
    </style:style>
    <style:style style:name="P170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2d1b9" officeooo:paragraph-rsid="0035bf71" fo:background-color="transparent" style:font-name-asian="Arial1" style:font-size-asian="12pt" style:font-name-complex="Arial1" style:font-size-complex="12pt"/>
    </style:style>
    <style:style style:name="P17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paragraph-rsid="0035bf71" fo:background-color="transparent" style:font-name-asian="Calibri" style:font-size-asian="12pt" style:font-name-complex="Calibri" style:font-size-complex="12pt"/>
    </style:style>
    <style:style style:name="P17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336748" officeooo:paragraph-rsid="0035bf71" fo:background-color="transparent" style:font-name-asian="Calibri" style:font-size-asian="12pt" style:font-name-complex="Calibri" style:font-size-complex="12pt"/>
    </style:style>
    <style:style style:name="P17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officeooo:rsid="00221d62" officeooo:paragraph-rsid="0035bf71" fo:background-color="transparent" style:font-name-asian="Calibri" style:font-size-asian="12pt" style:font-name-complex="Calibri" style:font-size-complex="12pt"/>
    </style:style>
    <style:style style:name="P174" style:family="paragraph" style:parent-style-name="Standard">
      <style:text-properties style:font-name="Times New Roman" fo:font-size="12pt" style:font-size-asian="12pt" style:font-size-complex="12pt"/>
    </style:style>
    <style:style style:name="P175" style:family="paragraph" style:parent-style-name="Standard">
      <style:paragraph-properties fo:line-height="100%" fo:text-align="start" style:justify-single-word="false"/>
      <style:text-properties style:font-name="Times New Roman" fo:font-size="12pt" officeooo:paragraph-rsid="0035bf71" style:font-size-asian="12pt" style:font-size-complex="12pt"/>
    </style:style>
    <style:style style:name="P176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1f0750" officeooo:paragraph-rsid="0048e032" fo:background-color="transparent" style:font-name-asian="Arial1" style:font-size-asian="12pt" style:font-name-complex="Arial1" style:font-size-complex="12pt"/>
    </style:style>
    <style:style style:name="P177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1f0750" officeooo:paragraph-rsid="00650ce6" fo:background-color="transparent" style:font-name-asian="Arial1" style:font-size-asian="12pt" style:font-name-complex="Arial1" style:font-size-complex="12pt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1f0750" officeooo:paragraph-rsid="0072ae3f" fo:background-color="transparent" style:font-name-asian="Arial1" style:font-size-asian="12pt" style:font-name-complex="Arial1" style:font-size-complex="12pt"/>
    </style:style>
    <style:style style:name="P179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48e032" fo:background-color="transparent" style:font-name-asian="Arial1" style:font-size-asian="12pt" style:font-name-complex="Arial1" style:font-size-complex="12pt"/>
    </style:style>
    <style:style style:name="P180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523979" fo:background-color="transparent" style:font-name-asian="Arial1" style:font-size-asian="12pt" style:font-name-complex="Arial1" style:font-size-complex="12pt"/>
    </style:style>
    <style:style style:name="P181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657413" fo:background-color="transparent" style:font-name-asian="Arial1" style:font-size-asian="12pt" style:font-name-complex="Arial1" style:font-size-complex="12pt"/>
    </style:style>
    <style:style style:name="P182" style:family="paragraph" style:parent-style-name="Table_20_Contents">
      <style:paragraph-properties fo:line-height="100%" fo:text-align="start" style:justify-single-word="false"/>
      <style:text-properties fo:color="#000000" style:font-name="Times New Roman" fo:font-size="12pt" fo:font-weight="normal" officeooo:rsid="0020b985" officeooo:paragraph-rsid="0072ae3f" fo:background-color="transparent" style:font-name-asian="Arial1" style:font-size-asian="12pt" style:font-name-complex="Arial1" style:font-size-complex="12pt"/>
    </style:style>
    <style:style style:name="T1" style:family="text">
      <style:text-properties officeooo:rsid="002fa5d8"/>
    </style:style>
    <style:style style:name="T2" style:family="text">
      <style:text-properties fo:color="#000000" fo:font-size="11pt" fo:font-weight="normal" fo:background-color="transparent" loext:char-shading-value="0" style:font-name-asian="Arial1" style:font-name-complex="Arial1"/>
    </style:style>
    <style:style style:name="T3" style:family="text">
      <style:text-properties fo:color="#000000" fo:font-size="11pt" fo:font-weight="normal" officeooo:rsid="002fa5d8" fo:background-color="transparent" loext:char-shading-value="0" style:font-name-asian="Arial1" style:font-name-complex="Arial1"/>
    </style:style>
    <style:style style:name="T4" style:family="text">
      <style:text-properties fo:color="#000000" fo:font-size="11pt" fo:font-weight="normal" officeooo:rsid="0015921b" fo:background-color="transparent" loext:char-shading-value="0" style:font-name-asian="Arial1" style:font-name-complex="Arial1"/>
    </style:style>
    <style:style style:name="T5" style:family="text">
      <style:text-properties fo:color="#000000" fo:font-size="11pt" fo:font-weight="normal" officeooo:rsid="001f22d1" fo:background-color="transparent" loext:char-shading-value="0" style:font-name-asian="Arial1" style:font-name-complex="Arial1"/>
    </style:style>
    <style:style style:name="T6" style:family="text">
      <style:text-properties fo:color="#000000" fo:font-size="11pt" fo:font-weight="normal" officeooo:rsid="0020b321" fo:background-color="transparent" loext:char-shading-value="0" style:font-name-asian="Arial1" style:font-name-complex="Arial1"/>
    </style:style>
    <style:style style:name="T7" style:family="text">
      <style:text-properties fo:color="#000000" fo:font-size="11pt" fo:font-weight="normal" officeooo:rsid="0025093b" fo:background-color="transparent" loext:char-shading-value="0" style:font-name-asian="Arial1" style:font-name-complex="Arial1"/>
    </style:style>
    <style:style style:name="T8" style:family="text">
      <style:text-properties fo:color="#000000" fo:font-size="11pt" fo:font-weight="normal" officeooo:rsid="002e48a1" fo:background-color="transparent" loext:char-shading-value="0" style:font-name-asian="Arial1" style:font-name-complex="Arial1"/>
    </style:style>
    <style:style style:name="T9" style:family="text">
      <style:text-properties fo:color="#000000" fo:font-size="11pt" fo:font-weight="normal" officeooo:rsid="002fb5a1" fo:background-color="transparent" loext:char-shading-value="0" style:font-name-asian="Arial1" style:font-name-complex="Arial1"/>
    </style:style>
    <style:style style:name="T10" style:family="text">
      <style:text-properties fo:color="#000000" fo:font-size="11pt" fo:font-weight="normal" officeooo:rsid="0033ce56" fo:background-color="transparent" loext:char-shading-value="0" style:font-name-asian="Arial1" style:font-name-complex="Arial1"/>
    </style:style>
    <style:style style:name="T11" style:family="text">
      <style:text-properties fo:color="#000000" fo:font-size="11pt" fo:font-weight="normal" officeooo:rsid="0034561c" fo:background-color="transparent" loext:char-shading-value="0" style:font-name-asian="Arial1" style:font-name-complex="Arial1"/>
    </style:style>
    <style:style style:name="T12" style:family="text">
      <style:text-properties fo:color="#000000" fo:font-size="11pt" fo:font-weight="normal" officeooo:rsid="0035bf71" fo:background-color="transparent" loext:char-shading-value="0" style:font-name-asian="Arial1" style:font-name-complex="Arial1"/>
    </style:style>
    <style:style style:name="T13" style:family="text">
      <style:text-properties fo:color="#000000" fo:font-size="11pt" fo:font-weight="normal" officeooo:rsid="003789d3" fo:background-color="transparent" loext:char-shading-value="0" style:font-name-asian="Arial1" style:font-name-complex="Arial1"/>
    </style:style>
    <style:style style:name="T14" style:family="text">
      <style:text-properties fo:color="#000000" fo:font-size="11pt" fo:font-weight="normal" officeooo:rsid="003c5a4a" fo:background-color="transparent" loext:char-shading-value="0" style:font-name-asian="Arial1" style:font-name-complex="Arial1"/>
    </style:style>
    <style:style style:name="T15" style:family="text">
      <style:text-properties fo:color="#000000" fo:font-size="11pt" fo:font-weight="normal" officeooo:rsid="003e0b3c" fo:background-color="transparent" loext:char-shading-value="0" style:font-name-asian="Arial1" style:font-name-complex="Arial1"/>
    </style:style>
    <style:style style:name="T16" style:family="text">
      <style:text-properties fo:color="#000000" fo:font-size="11pt" fo:font-weight="normal" officeooo:rsid="00416de9" fo:background-color="transparent" loext:char-shading-value="0" style:font-name-asian="Arial1" style:font-name-complex="Arial1"/>
    </style:style>
    <style:style style:name="T17" style:family="text">
      <style:text-properties fo:color="#000000" fo:font-size="11pt" fo:font-weight="normal" officeooo:rsid="004420e9" fo:background-color="transparent" loext:char-shading-value="0" style:font-name-asian="Arial1" style:font-name-complex="Arial1"/>
    </style:style>
    <style:style style:name="T18" style:family="text">
      <style:text-properties fo:color="#000000" fo:font-weight="normal" fo:background-color="transparent" loext:char-shading-value="0" style:font-name-asian="Arial1" style:font-name-complex="Arial1"/>
    </style:style>
    <style:style style:name="T19" style:family="text">
      <style:text-properties fo:color="#000000" fo:font-weight="normal" officeooo:rsid="0035bf71" fo:background-color="transparent" loext:char-shading-value="0" style:font-name-asian="Arial1" style:font-name-complex="Arial1"/>
    </style:style>
    <style:style style:name="T20" style:family="text">
      <style:text-properties fo:color="#000000" fo:font-weight="normal" officeooo:rsid="0020b321" fo:background-color="transparent" loext:char-shading-value="0" style:font-name-asian="Arial1" style:font-name-complex="Arial1"/>
    </style:style>
    <style:style style:name="T21" style:family="text">
      <style:text-properties officeooo:rsid="002e2dc2"/>
    </style:style>
    <style:style style:name="T22" style:family="text">
      <style:text-properties officeooo:rsid="003114ac"/>
    </style:style>
    <style:style style:name="T23" style:family="text">
      <style:text-properties officeooo:rsid="0029da29"/>
    </style:style>
    <style:style style:name="T24" style:family="text">
      <style:text-properties officeooo:rsid="00387923"/>
    </style:style>
    <style:style style:name="T25" style:family="text">
      <style:text-properties officeooo:rsid="0032d1b9"/>
    </style:style>
    <style:style style:name="T26" style:family="text">
      <style:text-properties officeooo:rsid="0015921b"/>
    </style:style>
    <style:style style:name="T27" style:family="text">
      <style:text-properties fo:color="#ce181e"/>
    </style:style>
    <style:style style:name="T28" style:family="text">
      <style:text-properties fo:color="#ce181e" officeooo:rsid="004d5cbf"/>
    </style:style>
    <style:style style:name="T29" style:family="text">
      <style:text-properties officeooo:rsid="008d0e77"/>
    </style:style>
    <style:style style:name="T30" style:family="text">
      <style:text-properties officeooo:rsid="001843ba"/>
    </style:style>
    <style:style style:name="T31" style:family="text">
      <style:text-properties officeooo:rsid="00196831"/>
    </style:style>
    <style:style style:name="T32" style:family="text">
      <style:text-properties officeooo:rsid="001e621e"/>
    </style:style>
    <style:style style:name="T33" style:family="text">
      <style:text-properties officeooo:rsid="0019fdc5"/>
    </style:style>
    <style:style style:name="T34" style:family="text">
      <style:text-properties officeooo:rsid="001b4749"/>
    </style:style>
    <style:style style:name="T35" style:family="text">
      <style:text-properties officeooo:rsid="001bf6a0"/>
    </style:style>
    <style:style style:name="T36" style:family="text">
      <style:text-properties officeooo:rsid="001d9912"/>
    </style:style>
    <style:style style:name="T37" style:family="text">
      <style:text-properties officeooo:rsid="00347a91"/>
    </style:style>
    <style:style style:name="T38" style:family="text">
      <style:text-properties officeooo:rsid="0020b321"/>
    </style:style>
    <style:style style:name="T39" style:family="text">
      <style:text-properties fo:color="#ef413d"/>
    </style:style>
    <style:style style:name="T40" style:family="text">
      <style:text-properties fo:color="#ef413d" officeooo:rsid="004d5cbf"/>
    </style:style>
    <style:style style:name="T41" style:family="text">
      <style:text-properties officeooo:rsid="0021eeea"/>
    </style:style>
    <style:style style:name="T42" style:family="text">
      <style:text-properties officeooo:rsid="0022e059"/>
    </style:style>
    <style:style style:name="T43" style:family="text">
      <style:text-properties officeooo:rsid="0025093b"/>
    </style:style>
    <style:style style:name="T44" style:family="text">
      <style:text-properties officeooo:rsid="00260098"/>
    </style:style>
    <style:style style:name="T45" style:family="text">
      <style:text-properties officeooo:rsid="00277050"/>
    </style:style>
    <style:style style:name="T46" style:family="text">
      <style:text-properties officeooo:rsid="00293623"/>
    </style:style>
    <style:style style:name="T47" style:family="text">
      <style:text-properties officeooo:rsid="002a8cb9"/>
    </style:style>
    <style:style style:name="T48" style:family="text">
      <style:text-properties officeooo:rsid="002e48a1"/>
    </style:style>
    <style:style style:name="T49" style:family="text">
      <style:text-properties officeooo:rsid="002fb5a1"/>
    </style:style>
    <style:style style:name="T50" style:family="text">
      <style:text-properties officeooo:rsid="00316310"/>
    </style:style>
    <style:style style:name="T51" style:family="text">
      <style:text-properties officeooo:rsid="003213d2"/>
    </style:style>
    <style:style style:name="T52" style:family="text">
      <style:text-properties officeooo:rsid="0033ce56"/>
    </style:style>
    <style:style style:name="T53" style:family="text">
      <style:text-properties officeooo:rsid="0034561c"/>
    </style:style>
    <style:style style:name="T54" style:family="text">
      <style:text-properties officeooo:rsid="0035b0e9"/>
    </style:style>
    <style:style style:name="T55" style:family="text">
      <style:text-properties officeooo:rsid="002004a1"/>
    </style:style>
    <style:style style:name="T56" style:family="text">
      <style:text-properties officeooo:rsid="0035bf71"/>
    </style:style>
    <style:style style:name="T57" style:family="text">
      <style:text-properties officeooo:rsid="003789d3"/>
    </style:style>
    <style:style style:name="T58" style:family="text">
      <style:text-properties officeooo:rsid="003c5a4a"/>
    </style:style>
    <style:style style:name="T59" style:family="text">
      <style:text-properties officeooo:rsid="003e0b3c"/>
    </style:style>
    <style:style style:name="T60" style:family="text">
      <style:text-properties officeooo:rsid="003f4692"/>
    </style:style>
    <style:style style:name="T61" style:family="text">
      <style:text-properties officeooo:rsid="003fa838"/>
    </style:style>
    <style:style style:name="T62" style:family="text">
      <style:text-properties officeooo:rsid="00416de9"/>
    </style:style>
    <style:style style:name="T63" style:family="text">
      <style:text-properties officeooo:rsid="00462679"/>
    </style:style>
    <style:style style:name="T64" style:family="text">
      <style:text-properties officeooo:rsid="001f0750"/>
    </style:style>
    <style:style style:name="T65" style:family="text">
      <style:text-properties officeooo:rsid="0020b985"/>
    </style:style>
    <style:style style:name="T66" style:family="text">
      <style:text-properties style:font-name="Times New Roman" fo:font-size="11pt" officeooo:rsid="0020b985"/>
    </style:style>
    <style:style style:name="T67" style:family="text">
      <style:text-properties style:font-name="Times New Roman" fo:font-size="11pt" officeooo:rsid="00462679"/>
    </style:style>
    <style:style style:name="T68" style:family="text">
      <style:text-properties style:font-name="Times New Roman" fo:font-size="11pt" officeooo:rsid="00650ce6"/>
    </style:style>
    <style:style style:name="T69" style:family="text">
      <style:text-properties style:font-name="Times New Roman" fo:font-size="11pt" officeooo:rsid="0072ae3f"/>
    </style:style>
    <style:style style:name="T70" style:family="text">
      <style:text-properties style:font-name="Times New Roman" officeooo:rsid="002167f8"/>
    </style:style>
    <style:style style:name="T71" style:family="text">
      <style:text-properties style:font-name="Times New Roman" officeooo:rsid="001e621e"/>
    </style:style>
    <style:style style:name="T72" style:family="text">
      <style:text-properties style:font-name="Times New Roman" fo:font-size="12pt" officeooo:rsid="0020b985" style:font-size-asian="12pt" style:font-size-complex="12pt"/>
    </style:style>
    <style:style style:name="T73" style:family="text">
      <style:text-properties officeooo:rsid="004dc6f2"/>
    </style:style>
    <style:style style:name="T74" style:family="text">
      <style:text-properties officeooo:rsid="0020b985" style:font-size-asian="12pt" style:font-size-complex="12pt"/>
    </style:style>
    <style:style style:name="T75" style:family="text">
      <style:text-properties officeooo:rsid="00462679" style:font-size-asian="12pt" style:font-size-complex="12pt"/>
    </style:style>
    <style:style style:name="T76" style:family="text">
      <style:text-properties officeooo:rsid="00578d70" style:font-size-asian="12pt" style:font-size-complex="12pt"/>
    </style:style>
    <style:style style:name="T77" style:family="text">
      <style:text-properties officeooo:rsid="0057e541" style:font-size-asian="12pt" style:font-size-complex="12pt"/>
    </style:style>
    <style:style style:name="T78" style:family="text">
      <style:text-properties officeooo:rsid="00615dfd" style:font-size-asian="12pt" style:font-size-complex="12pt"/>
    </style:style>
    <style:style style:name="T79" style:family="text">
      <style:text-properties officeooo:rsid="0065bbc1" style:font-size-asian="12pt" style:font-size-complex="12pt"/>
    </style:style>
    <style:style style:name="T80" style:family="text">
      <style:text-properties officeooo:rsid="006c0966" style:font-size-asian="12pt" style:font-size-complex="12pt"/>
    </style:style>
    <style:style style:name="T81" style:family="text">
      <style:text-properties officeooo:rsid="006c12e1" style:font-size-asian="12pt" style:font-size-complex="12pt"/>
    </style:style>
    <style:style style:name="T82" style:family="text">
      <style:text-properties officeooo:rsid="00734b7e" style:font-size-asian="12pt" style:font-size-complex="12pt"/>
    </style:style>
    <style:style style:name="T83" style:family="text">
      <style:text-properties officeooo:rsid="007523c7" style:font-size-asian="12pt" style:font-size-complex="12pt"/>
    </style:style>
    <style:style style:name="T84" style:family="text">
      <style:text-properties officeooo:rsid="00523979"/>
    </style:style>
    <style:style style:name="T85" style:family="text">
      <style:text-properties officeooo:rsid="00615dfd"/>
    </style:style>
    <style:style style:name="T86" style:family="text">
      <style:text-properties officeooo:rsid="0065bbc1"/>
    </style:style>
    <style:style style:name="T87" style:family="text">
      <style:text-properties officeooo:rsid="006c0966"/>
    </style:style>
    <style:style style:name="T88" style:family="text">
      <style:text-properties officeooo:rsid="006eab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<text:bookmark-start text:name="__DdeLink__4500_3723943788"/>UC <text:span text:style-name="T36">1</text:span>.<text:span text:style-name="T42">1</text:span> – <text:span text:style-name="T26">Editar Funcionário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87"><text:span text:style-name="T2">UC</text:span><text:span text:style-name="T5">1</text:span><text:span text:style-name="T2">.1– </text:span><text:span text:style-name="T3">Edi</text:span><text:span text:style-name="T17">tar</text:span><text:span text:style-name="T3"> de</text:span><text:span text:style-name="T2"> </text:span><text:span text:style-name="T4">Funcionário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Pré - Condições</text:p>
          </table:table-cell>
          <table:table-cell table:style-name="Tabela1.B2" office:value-type="string">
            <text:p text:style-name="P13">PC1</text:p>
          </table:table-cell>
          <table:table-cell table:style-name="Tabela1.C2" office:value-type="string">
            <text:p text:style-name="P13">O Administrador deve estar logado no sistema<text:span text:style-name="T27"> </text:span></text:p>
          </table:table-cell>
        </table:table-row>
        <table:table-row table:style-name="Tabela1.3">
          <table:table-cell table:style-name="Tabela1.A2" office:value-type="string">
            <text:p text:style-name="P1">Atores Envolvidos</text:p>
          </table:table-cell>
          <table:table-cell table:style-name="Tabela1.C2" table:number-columns-spanned="2" office:value-type="string">
            <text:p text:style-name="P127">Administrador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">Fluxo Principal</text:p>
          </table:table-cell>
          <table:table-cell table:style-name="Tabela1.B2" office:value-type="string">
            <text:p text:style-name="P13">FP1</text:p>
          </table:table-cell>
          <table:table-cell table:style-name="Tabela1.C2" office:value-type="string">
            <text:p text:style-name="P127">O <text:span text:style-name="T26">Administrador</text:span> preencherá os campos <text:bookmark-start text:name="__DdeLink__4496_3723943788"/>nome,<text:span text:style-name="T29">CPF, RG, telefone, celular, CEP, endereço, bairro/distrito, município, UF, nascimento</text:span>, <text:span text:style-name="T30">CNH, salário, função,</text:span> <text:span text:style-name="T26">e-mail e</text:span> senha.<text:bookmark-end text:name="__DdeLink__4496_3723943788"/><text:bookmark-start text:name="__DdeLink__2696_2739514329"/>[<text:span text:style-name="T63">RN1</text:span>] <text:bookmark-end text:name="__DdeLink__2696_2739514329"/>,[<text:span text:style-name="T63">RN2</text:span>],[<text:span text:style-name="T63">RN3</text:span>],[<text:span text:style-name="T63">RN4</text:span>],[<text:span text:style-name="T63">RN5</text:span>],[<text:span text:style-name="T63">RN6</text:span>],[<text:span text:style-name="T63">RN7</text:span>],[<text:span text:style-name="T63">RN8</text:span>],[<text:span text:style-name="T63">RN9</text:span>],[<text:span text:style-name="T63">RN10</text:span>],[<text:span text:style-name="T63">RN11</text:span>]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2</text:p>
          </table:table-cell>
          <table:table-cell table:style-name="Tabela1.C2" office:value-type="string">
            <text:p text:style-name="P128">Para salvar o cadastro do <text:span text:style-name="T30">Funcionári</text:span>o <text:span text:style-name="T30">o</text:span> Administrador deverá clicar no botão Salvar; <text:span text:style-name="T64">[FA2],[FA3] e [FA4]</text:span></text:p>
            <text:p text:style-name="P59"/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3</text:p>
          </table:table-cell>
          <table:table-cell table:style-name="Tabela1.C2" office:value-type="string">
            <text:p text:style-name="P13">O sistema emitirá <text:span text:style-name="T21">a </text:span>mensagem de confirmação “<text:span text:style-name="T21">Deseja realmente salvar o registro?</text:span>”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4</text:p>
          </table:table-cell>
          <table:table-cell table:style-name="Tabela1.C2" office:value-type="string">
            <text:p text:style-name="P13"><text:span text:style-name="T21">O</text:span> Administrador confirm<text:span text:style-name="T21">ará</text:span> a mensagem, clicando no botão OK, <text:span text:style-name="T21">e </text:span>o sistema salvará <text:span text:style-name="T21">o registro</text:span> no banco de dados;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P5</text:p>
          </table:table-cell>
          <table:table-cell table:style-name="Tabela1.C2" office:value-type="string">
            <text:p text:style-name="P13">O sistema emitirá a mensagem “Registro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1">Fluxos Alternativos</text:p>
          </table:table-cell>
          <table:table-cell table:style-name="Tabela1.B2" office:value-type="string">
            <text:p text:style-name="P13">FA1</text:p>
          </table:table-cell>
          <table:table-cell table:style-name="Tabela1.C2" office:value-type="string">
            <text:p text:style-name="P13">Se o <text:span text:style-name="T30">Funcionário</text:span> já estiver salvo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A2</text:p>
          </table:table-cell>
          <table:table-cell table:style-name="Tabela1.C2" office:value-type="string">
            <text:p text:style-name="P13">Se o Administrador clicar no botão Cancelar, todas as alterações não salvas serão descartadas e ele sairá da tela <text:span text:style-name="T30">Editar</text:span> <text:span text:style-name="T30">Funcionário</text:span>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A3</text:p>
          </table:table-cell>
          <table:table-cell table:style-name="Tabela1.C2" office:value-type="string">
            <text:p text:style-name="P13">Se o Administrador clicar no botão <text:span text:style-name="T22">Apagar, e o registro já estiver no banco de dados, o registro será removido.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FA4</text:p>
          </table:table-cell>
          <table:table-cell table:style-name="Tabela1.C2" office:value-type="string">
            <text:p text:style-name="P13"><text:bookmark-start text:name="__DdeLink__3279_883659474"/>Se o Administrador não tiver preenchido algum dos campos <text:span text:style-name="T21">obrigatórios </text:span>do formulário o sistema emitirá a mensagem “<text:span text:style-name="T30">Por favor preencha os campos obrigatórios!</text:span>” e não procederá com <text:span text:style-name="T30">a persistência do registro</text:span>.<text:bookmark-end text:name="__DdeLink__3279_883659474"/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149">FA5</text:p>
          </table:table-cell>
          <table:table-cell table:style-name="Tabela1.C13" office:value-type="string">
            <text:p text:style-name="P176"><text:span text:style-name="T65">Se os campos infringirem alguma das regras de negócio aplicáveis o sistema emitirá a mensagem referente à regra de negócio atingida; </text:span><text:bookmark-start text:name="__DdeLink__2696_27395143291"/><text:span text:style-name="T66">[</text:span><text:span text:style-name="T67">RN1</text:span><text:span text:style-name="T66">] </text:span><text:bookmark-end text:name="__DdeLink__2696_27395143291"/><text:span text:style-name="T66">,[</text:span><text:span text:style-name="T67">RN2</text:span><text:span text:style-name="T66">],[</text:span><text:span text:style-name="T67">RN3</text:span><text:span text:style-name="T66">],[</text:span><text:span text:style-name="T67">RN4</text:span><text:span text:style-name="T66">],[</text:span><text:span text:style-name="T67">RN5</text:span><text:span text:style-name="T66">],[</text:span><text:span text:style-name="T67">RN6</text:span><text:span text:style-name="T66">],[</text:span><text:span text:style-name="T67">RN7</text:span><text:span text:style-name="T66">],[</text:span><text:span text:style-name="T67">RN8</text:span><text:span text:style-name="T66">],[</text:span><text:span text:style-name="T67">RN9</text:span><text:span text:style-name="T66">],[</text:span><text:span text:style-name="T67">RN10</text:span><text:span text:style-name="T66">],[</text:span><text:span text:style-name="T67">RN11</text:span><text:span text:style-name="T66">]</text:span></text:p>
          </table:table-cell>
        </table:table-row>
        <table:table-row table:style-name="Tabela1.1">
          <table:covered-table-cell/>
          <table:table-cell table:style-name="Tabela1.B13" office:value-type="string">
            <text:p text:style-name="P161">FA6</text:p>
          </table:table-cell>
          <table:table-cell table:style-name="Tabela1.C13" office:value-type="string">
            <text:p text:style-name="P179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15" table:number-rows-spanned="11" office:value-type="string">
            <text:p text:style-name="P1">Regras de Negócio</text:p>
          </table:table-cell>
          <table:table-cell table:style-name="Tabela1.B2" office:value-type="string">
            <text:p text:style-name="P13">RN1</text:p>
          </table:table-cell>
          <table:table-cell table:style-name="Tabela1.C2" office:value-type="string">
            <text:p text:style-name="P13">O nome do <text:span text:style-name="T31">Funcionário</text:span> não pode ter menos do que 8 caracteres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RN2</text:p>
          </table:table-cell>
          <table:table-cell table:style-name="Tabela1.C2" office:value-type="string">
            <text:p text:style-name="P13">O <text:span text:style-name="T31">e-mail</text:span> do <text:span text:style-name="T31">Funcionário </text:span>deverá conter formato válido. <text:span text:style-name="T23">Terminar com @domain.com. Deverá conter no mínimo 1 ponto(.) e obrigatoriamente conter apenas 1 símbolo arroba (@). 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3">RN3</text:p>
          </table:table-cell>
          <table:table-cell table:style-name="Tabela1.C2" office:value-type="string">
            <text:p text:style-name="P13">A senha <text:span text:style-name="T35">do</text:span> <text:span text:style-name="T31">Funcionário</text:span> <text:span text:style-name="T24">não pode ter menos do que</text:span> <text:span text:style-name="T33">8</text:span> caracteres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24">RN4</text:p>
          </table:table-cell>
          <table:table-cell table:style-name="Tabela1.C18" office:value-type="string">
            <text:p text:style-name="P29">O campo <text:span text:style-name="T33">nome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24">RN5</text:p>
          </table:table-cell>
          <table:table-cell table:style-name="Tabela1.C18" office:value-type="string">
            <text:p text:style-name="P29">O campo <text:span text:style-name="T34">celular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24">RN6</text:p>
          </table:table-cell>
          <table:table-cell table:style-name="Tabela1.C18" office:value-type="string">
            <text:p text:style-name="P29">O campo <text:span text:style-name="T33">e-mail</text:span>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34">RN7</text:p>
          </table:table-cell>
          <table:table-cell table:style-name="Tabela1.C18" office:value-type="string">
            <text:p text:style-name="P34">O campo RG não pode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34">RN8</text:p>
          </table:table-cell>
          <table:table-cell table:style-name="Tabela1.C18" office:value-type="string">
            <text:p text:style-name="P34">Os campos relativos a endereço não poderão ficar em branco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34">RN9</text:p>
          </table:table-cell>
          <table:table-cell table:style-name="Tabela1.C18" office:value-type="string">
            <text:p text:style-name="P34">O campo CNH não pode ficar em branco, caso a função selecionada seja “motorista”.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34">RN10</text:p>
          </table:table-cell>
          <table:table-cell table:style-name="Tabela1.C18" office:value-type="string">
            <text:p text:style-name="P34">O campo <text:span text:style-name="T35">Função não pode ficar em branco.</text:span></text:p>
          </table:table-cell>
        </table:table-row>
        <table:table-row table:style-name="Tabela1.1">
          <table:covered-table-cell/>
          <table:table-cell table:style-name="Tabela1.B18" office:value-type="string">
            <text:p text:style-name="P24">RN<text:span text:style-name="T35">11</text:span></text:p>
          </table:table-cell>
          <table:table-cell table:style-name="Tabela1.C18" office:value-type="string">
            <text:p text:style-name="P150">O campo <text:span text:style-name="T33">CPF</text:span> deve ter <text:span text:style-name="T32">exatamente 11 números no </text:span><text:span text:style-name="T70">formato ###.###.###-##</text:span><text:span text:style-name="T71">.</text:span><text:span text:style-name="T32"> Deverá ser validado através de algoritmo específico para isso.</text:span></text:p>
          </table:table-cell>
        </table:table-row>
        <text:soft-page-break/>
        <table:table-row>
          <table:table-cell table:style-name="Tabela1.A2" office:value-type="string">
            <text:p text:style-name="P1">Pós Condições</text:p>
          </table:table-cell>
          <table:table-cell table:style-name="Tabela1.B2" office:value-type="string">
            <text:p text:style-name="P13">PC1</text:p>
          </table:table-cell>
          <table:table-cell table:style-name="Tabela1.C2" office:value-type="string">
            <text:p text:style-name="P12">O <text:span text:style-name="T46">Funcionário</text:span> deverá estar salvo no banco de dados.</text:p>
          </table:table-cell>
        </table:table-row>
        <table:table-row table:style-name="Tabela1.1">
          <table:table-cell table:style-name="Tabela1.A2" office:value-type="string">
            <text:p text:style-name="P1">Casos de Uso Afetados</text:p>
          </table:table-cell>
          <table:table-cell table:style-name="Tabela1.C2" table:number-columns-spanned="2" office:value-type="string">
            <text:p text:style-name="P77">NDA.</text:p>
          </table:table-cell>
          <table:covered-table-cell/>
        </table:table-row>
      </table:table>
      <text:p text:style-name="P126"><text:bookmark-end text:name="__DdeLink__4500_3723943788"/></text:p>
      <text:p text:style-name="P126"><text:span text:style-name="T55">UC 1.2 - <text:s/>Listar Funcionários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table:number-columns-spanned="3" office:value-type="string">
            <text:p text:style-name="P88"><text:span text:style-name="T2">UC</text:span><text:span text:style-name="T6">1</text:span><text:span text:style-name="T2">.2– </text:span><text:span text:style-name="T6">Listar Funcionári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2">Pré - Condições</text:p>
          </table:table-cell>
          <table:table-cell table:style-name="Table15.B2" office:value-type="string">
            <text:p text:style-name="P14">PC1</text:p>
          </table:table-cell>
          <table:table-cell table:style-name="Table15.C2" office:value-type="string">
            <text:p text:style-name="P14">O Administrador deve estar logado no sistema;</text:p>
          </table:table-cell>
        </table:table-row>
        <table:table-row table:style-name="Table15.3">
          <table:table-cell table:style-name="Table15.A2" office:value-type="string">
            <text:p text:style-name="P2">Atores Envolvidos</text:p>
          </table:table-cell>
          <table:table-cell table:style-name="Table15.C2" table:number-columns-spanned="2" office:value-type="string">
            <text:p text:style-name="P14">Administrador</text:p>
          </table:table-cell>
          <table:covered-table-cell/>
        </table:table-row>
        <table:table-row table:style-name="Table15.1">
          <table:table-cell table:style-name="Table15.A2" table:number-rows-spanned="4" office:value-type="string">
            <text:p text:style-name="P2"/>
            <text:p text:style-name="P2">Fluxo Principal</text:p>
          </table:table-cell>
          <table:table-cell table:style-name="Table15.B2" office:value-type="string">
            <text:p text:style-name="P14">FP1</text:p>
          </table:table-cell>
          <table:table-cell table:style-name="Table15.C2" office:value-type="string">
            <text:p text:style-name="P38">O Sistema carregará os <text:span text:style-name="T38">Funcionários</text:span> previamente cadastrados</text:p>
          </table:table-cell>
        </table:table-row>
        <table:table-row table:style-name="Table15.1">
          <table:covered-table-cell/>
          <table:table-cell table:style-name="Table15.B5" office:value-type="string">
            <text:p text:style-name="P14">FP<text:span text:style-name="T37">2</text:span></text:p>
          </table:table-cell>
          <table:table-cell table:style-name="Table15.C5" office:value-type="string">
            <text:p text:style-name="P14">O <text:span text:style-name="T48">A</text:span>dministrador preencherá o campo nome <text:span text:style-name="T38">ou o campo CPF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P<text:span text:style-name="T37">3</text:span></text:p>
          </table:table-cell>
          <table:table-cell table:style-name="Table15.C2" office:value-type="string">
            <text:p text:style-name="P14">Para buscar o<text:span text:style-name="T25">s</text:span> <text:span text:style-name="T38">Funcionários,</text:span> o Administrador deverá clicar no botão <text:span text:style-name="T38">Pesquisa</text:span>r;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P<text:span text:style-name="T37">4</text:span></text:p>
          </table:table-cell>
          <table:table-cell table:style-name="Table15.C2" office:value-type="string">
            <text:p text:style-name="P14">O sistema listará todos os resultados encontrados.</text:p>
          </table:table-cell>
        </table:table-row>
        <table:table-row table:style-name="Table15.1">
          <table:table-cell table:style-name="Table15.A2" table:number-rows-spanned="5" office:value-type="string">
            <text:p text:style-name="P2">Fluxos Alternativos</text:p>
          </table:table-cell>
          <table:table-cell table:style-name="Table15.B2" office:value-type="string">
            <text:p text:style-name="P14">FA1</text:p>
          </table:table-cell>
          <table:table-cell table:style-name="Table15.C2" office:value-type="string">
            <text:p text:style-name="P14"><text:bookmark-start text:name="__DdeLink__3264_8836594742"/>Se o Administrador clicar no botão <text:span text:style-name="T1">Novo ele será redirecionado a tela de Edição de Funcionários.</text:span><text:bookmark-end text:name="__DdeLink__3264_8836594742"/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A2</text:p>
          </table:table-cell>
          <table:table-cell table:style-name="Table15.C2" office:value-type="string">
            <text:p text:style-name="P14">Se o Administrador clicar <text:span text:style-name="T1">em um dos registros e </text:span>no botão <text:span text:style-name="T1">Editar ele será redirecionado a tela de Edição de Funcionários e os dados do registro serão carregados.</text:span></text:p>
          </table:table-cell>
        </table:table-row>
        <table:table-row table:style-name="Table15.1">
          <table:covered-table-cell/>
          <table:table-cell table:style-name="Table15.B2" office:value-type="string">
            <text:p text:style-name="P14">FA3</text:p>
          </table:table-cell>
          <table:table-cell table:style-name="Table15.C2" office:value-type="string">
            <text:p text:style-name="P129">Se o Administrador não tiver preenchido <text:span text:style-name="T38">o </text:span>campo <text:span text:style-name="T38">de busca</text:span> <text:span text:style-name="T25">o</text:span> sistema listará todos os <text:span text:style-name="T38">Funcionários</text:span>.<text:span text:style-name="T73">[FP2</text:span><text:span text:style-name="T74">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47">FA4</text:p>
          </table:table-cell>
          <table:table-cell table:style-name="Table15.C11" office:value-type="string">
            <text:p text:style-name="P130">Se o Administrador clicar <text:span text:style-name="T1">em um dos registros e </text:span>no botão <text:span text:style-name="T73">Apagar, o respectivo registro será removido do banco de dados.[FP4</text:span><text:span text:style-name="T74">]</text:span></text:p>
          </table:table-cell>
        </table:table-row>
        <table:table-row table:style-name="Table15.1">
          <table:covered-table-cell/>
          <table:table-cell table:style-name="Table15.B11" office:value-type="string">
            <text:p text:style-name="P52">FA5</text:p>
          </table:table-cell>
          <table:table-cell table:style-name="Table15.C11" office:value-type="string">
            <text:p text:style-name="P151">Se o Administrador clicar no botão Relatório, será exibido um arquivo PDF com a listagem de todos os Funcionários <text:span text:style-name="T48">pesquisados</text:span>. <text:span text:style-name="T73">[FP4</text:span><text:span text:style-name="T74">]</text:span></text:p>
          </table:table-cell>
        </table:table-row>
        <table:table-row table:style-name="Table15.1">
          <table:table-cell table:style-name="Table15.A13" office:value-type="string">
            <text:p text:style-name="P2">Regras de Negócio</text:p>
          </table:table-cell>
          <table:table-cell table:style-name="Table15.B2" office:value-type="string">
            <text:p text:style-name="P60"/>
          </table:table-cell>
          <table:table-cell table:style-name="Table15.C2" office:value-type="string">
            <text:p text:style-name="P14">NDA.</text:p>
          </table:table-cell>
        </table:table-row>
        <table:table-row>
          <table:table-cell table:style-name="Table15.A2" table:number-rows-spanned="2" office:value-type="string">
            <text:p text:style-name="P2">Pós Condições</text:p>
          </table:table-cell>
          <table:table-cell table:style-name="Table15.B2" office:value-type="string">
            <text:p text:style-name="P69">PC1</text:p>
          </table:table-cell>
          <table:table-cell table:style-name="Table15.C2" office:value-type="string">
            <text:p text:style-name="P43">O Administrador poderá estar na tela de Edição de <text:span text:style-name="T38">Funcionários</text:span>.</text:p>
          </table:table-cell>
        </table:table-row>
        <table:table-row>
          <table:covered-table-cell/>
          <table:table-cell table:style-name="Table15.B11" office:value-type="string">
            <text:p text:style-name="P73">PC2</text:p>
          </table:table-cell>
          <table:table-cell table:style-name="Table15.C11" office:value-type="string">
            <text:p text:style-name="P52">O Administrador poderá visualizar o relatório.</text:p>
          </table:table-cell>
        </table:table-row>
        <table:table-row table:style-name="Table15.1">
          <table:table-cell table:style-name="Table15.A2" office:value-type="string">
            <text:p text:style-name="P2">Casos de Uso Afetados</text:p>
          </table:table-cell>
          <table:table-cell table:style-name="Table15.C2" table:number-columns-spanned="2" office:value-type="string">
            <text:p text:style-name="P77">NDA.</text:p>
          </table:table-cell>
          <table:covered-table-cell/>
        </table:table-row>
      </table:table>
      <text:p text:style-name="P98"/>
      <text:p text:style-name="P98"/>
      <text:p text:style-name="P117"><text:bookmark-start text:name="__DdeLink__5146_1845438900"/><text:bookmark-start text:name="__DdeLink__5133_1845438900"/>UC <text:span text:style-name="T43">2.1</text:span> – <text:span text:style-name="T26">Cadastrar e Editar Client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9"><text:span text:style-name="T2">UC</text:span><text:span text:style-name="T7">2</text:span><text:span text:style-name="T2">.1– Cadastr</text:span><text:span text:style-name="T3">o e Edição de</text:span><text:span text:style-name="T2"> </text:span><text:span text:style-name="T7">Cliente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3">Pré - Condições</text:p>
          </table:table-cell>
          <table:table-cell table:style-name="Tabela2.B2" office:value-type="string">
            <text:p text:style-name="P15">PC1</text:p>
          </table:table-cell>
          <table:table-cell table:style-name="Tabela2.C2" office:value-type="string">
            <text:p text:style-name="P15">O Administrador/<text:span text:style-name="T43">Funcionário</text:span> deve estar logado no sistema<text:span text:style-name="T27"> </text:span></text:p>
          </table:table-cell>
        </table:table-row>
        <table:table-row table:style-name="Tabela2.3">
          <table:table-cell table:style-name="Tabela2.A2" office:value-type="string">
            <text:p text:style-name="P3">Atores Envolvidos</text:p>
          </table:table-cell>
          <table:table-cell table:style-name="Tabela2.C2" table:number-columns-spanned="2" office:value-type="string">
            <text:p text:style-name="P15">Administrador/<text:span text:style-name="T43">Funcionário</text:span></text:p>
          </table:table-cell>
          <table:covered-table-cell/>
        </table:table-row>
        <table:table-row table:style-name="Tabela2.1">
          <table:table-cell table:style-name="Tabela2.A2" table:number-rows-spanned="5" office:value-type="string">
            <text:p text:style-name="P3">Fluxo Principal</text:p>
          </table:table-cell>
          <table:table-cell table:style-name="Tabela2.B2" office:value-type="string">
            <text:p text:style-name="P15">FP1</text:p>
          </table:table-cell>
          <table:table-cell table:style-name="Tabela2.C2" office:value-type="string">
            <text:p text:style-name="P131">O <text:span text:style-name="T26">Administrador/Funcionário</text:span> preencherá os campos <text:bookmark-start text:name="__DdeLink__4496_37239437881"/>nome,<text:span text:style-name="T29">CPF, RG, telefone, celular, CEP, endereço, bairro/distrito, município, UF, nascimento</text:span>, <text:span text:style-name="T43">informações adicionais, descontos, saldo para compras e</text:span> <text:span text:style-name="T26">e-mail</text:span>.<text:bookmark-end text:name="__DdeLink__4496_37239437881"/><text:bookmark-start text:name="__DdeLink__2730_2739514329"/><text:span text:style-name="T84">[RN1</text:span>] ,[<text:span text:style-name="T63">RN2</text:span>],[<text:span text:style-name="T63">RN3</text:span>],[<text:span text:style-name="T63">RN4</text:span>],[<text:span text:style-name="T63">RN5</text:span>],[<text:span text:style-name="T63">RN6</text:span>],[<text:span text:style-name="T63">RN7</text:span>],[<text:span text:style-name="T63">RN8</text:span>]<text:bookmark-end text:name="__DdeLink__2730_2739514329"/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2</text:p>
          </table:table-cell>
          <table:table-cell table:style-name="Tabela2.C2" office:value-type="string">
            <text:p text:style-name="P131">Para salvar o cadastro do <text:span text:style-name="T44">Cliente</text:span> <text:span text:style-name="T30">o</text:span> Administrador/<text:span text:style-name="T44">Funcionário</text:span> deverá clicar no botão Salvar;<text:bookmark-start text:name="__DdeLink__2728_2739514329"/><text:span text:style-name="T64">[FA1][FA2],[FA3] e [FA4] </text:span><text:bookmark-end text:name="__DdeLink__2728_2739514329"/></text:p>
            <text:p text:style-name="P61"/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3</text:p>
          </table:table-cell>
          <table:table-cell table:style-name="Tabela2.C2" office:value-type="string">
            <text:p text:style-name="P15">O sistema emitirá <text:span text:style-name="T21">a </text:span>mensagem de confirmação “<text:span text:style-name="T21">Deseja realmente salvar o registro?</text:span>”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4</text:p>
          </table:table-cell>
          <table:table-cell table:style-name="Tabela2.C2" office:value-type="string">
            <text:p text:style-name="P15"><text:span text:style-name="T21">O</text:span> Administrador/<text:span text:style-name="T44">Funcionário</text:span> confirm<text:span text:style-name="T21">ará</text:span> a mensagem, clicando no botão OK, <text:span text:style-name="T21">e </text:span>o sistema salvará <text:span text:style-name="T21">o registro</text:span> no banco de dados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P5</text:p>
          </table:table-cell>
          <table:table-cell table:style-name="Tabela2.C2" office:value-type="string">
            <text:p text:style-name="P15">O sistema emitirá a mensagem “Registro salvo com sucesso!”</text:p>
          </table:table-cell>
        </table:table-row>
        <table:table-row table:style-name="Tabela2.1">
          <table:table-cell table:style-name="Tabela2.A2" table:number-rows-spanned="6" office:value-type="string">
            <text:p text:style-name="P3">Fluxos Alternativos</text:p>
          </table:table-cell>
          <table:table-cell table:style-name="Tabela2.B2" office:value-type="string">
            <text:p text:style-name="P15">FA1</text:p>
          </table:table-cell>
          <table:table-cell table:style-name="Tabela2.C2" office:value-type="string">
            <text:p text:style-name="P15">Se o <text:span text:style-name="T44">Cliente</text:span> já estiver salvo no banco de dados o sistema salvará as modificações realizadas no registro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A2</text:p>
          </table:table-cell>
          <table:table-cell table:style-name="Tabela2.C2" office:value-type="string">
            <text:p text:style-name="P15">Se o Administrador/<text:span text:style-name="T44">Funcionário</text:span> clicar no botão Cancelar, todas as alterações não salvas serão descartadas e ele sairá da tela <text:span text:style-name="T30">Editar</text:span> <text:span text:style-name="T44">Cliente</text:span>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A3</text:p>
          </table:table-cell>
          <table:table-cell table:style-name="Tabela2.C2" office:value-type="string">
            <text:p text:style-name="P15">Se o Administrador/<text:span text:style-name="T44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FA4</text:p>
          </table:table-cell>
          <table:table-cell table:style-name="Tabela2.C2" office:value-type="string">
            <text:p text:style-name="P15"><text:bookmark-start text:name="__DdeLink__3279_8836594741"/>Se o Administrador/<text:span text:style-name="T44">Funcionário</text:span> não tiver preenchido algum dos campos <text:span text:style-name="T21">obrigatórios </text:span>do formulário o sistema emitirá a mensagem “<text:span text:style-name="T30">Por favor preencha os campos obrigatórios!</text:span>” e não procederá com <text:span text:style-name="T30">a persistência do registro</text:span>.<text:bookmark-end text:name="__DdeLink__3279_8836594741"/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15">FA<text:span text:style-name="T84">5</text:span></text:p>
          </table:table-cell>
          <table:table-cell table:style-name="Tabela2.C13" office:value-type="string">
            <text:p text:style-name="P176"><text:span text:style-name="T65">Se os campos infringirem alguma das regras de negócio aplicáveis o sistema emitirá a mensagem referente à regra de negócio atingida; </text:span><text:bookmark-start text:name="__DdeLink__2696_273951432914"/><text:span text:style-name="T66">[</text:span><text:span text:style-name="T67">RN1</text:span><text:span text:style-name="T66">]</text:span><text:bookmark-end text:name="__DdeLink__2696_273951432914"/><text:span text:style-name="T66">,[</text:span><text:span text:style-name="T67">RN2</text:span><text:span text:style-name="T66">],[</text:span><text:span text:style-name="T67">RN3</text:span><text:span text:style-name="T66">],[</text:span><text:span text:style-name="T67">RN4</text:span><text:span text:style-name="T66">],[</text:span><text:span text:style-name="T67">RN5</text:span><text:span text:style-name="T66">],[</text:span><text:span text:style-name="T67">RN6</text:span><text:span text:style-name="T66">],[</text:span><text:span text:style-name="T67">RN7</text:span><text:span text:style-name="T66">],[</text:span><text:span text:style-name="T67">RN8</text:span><text:span text:style-name="T66">],[</text:span><text:span text:style-name="T67">RN9</text:span><text:span text:style-name="T66">],[</text:span><text:span text:style-name="T67">RN10</text:span><text:span text:style-name="T66">],[</text:span><text:span text:style-name="T67">RN11</text:span><text:span text:style-name="T66">]</text:span></text:p>
          </table:table-cell>
        </table:table-row>
        <table:table-row table:style-name="Tabela2.1">
          <table:covered-table-cell/>
          <table:table-cell table:style-name="Tabela2.B13" office:value-type="string">
            <text:p text:style-name="P156">FA6</text:p>
          </table:table-cell>
          <table:table-cell table:style-name="Tabela2.C13" office:value-type="string">
            <text:p text:style-name="P180">Se o sistema encontrar algum erro de banco de dados ele emitirá a mensagem "Falha ao salvar os dados! Informe o administrador do sistema."</text:p>
          </table:table-cell>
        </table:table-row>
        <table:table-row table:style-name="Tabela2.1">
          <table:table-cell table:style-name="Tabela2.A15" table:number-rows-spanned="8" office:value-type="string">
            <text:p text:style-name="P3">Regras de Negócio</text:p>
          </table:table-cell>
          <table:table-cell table:style-name="Tabela2.B2" office:value-type="string">
            <text:p text:style-name="P15">RN1</text:p>
          </table:table-cell>
          <table:table-cell table:style-name="Tabela2.C2" office:value-type="string">
            <text:p text:style-name="P15">O nome do <text:span text:style-name="T45">Cliente</text:span> não pode ter menos do que 8 caracteres.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5">RN2</text:p>
          </table:table-cell>
          <table:table-cell table:style-name="Tabela2.C2" office:value-type="string">
            <text:p text:style-name="P15">O <text:span text:style-name="T31">e-mail</text:span> do <text:span text:style-name="T45">Cliente </text:span>deverá conter formato válido. <text:span text:style-name="T23">Terminar com @domain.com. Deverá conter no mínimo 1 ponto(.) e obrigatoriamente conter apenas 1 símbolo arroba (@). </text:span>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25">RN<text:span text:style-name="T47">3</text:span></text:p>
          </table:table-cell>
          <table:table-cell table:style-name="Tabela2.C17" office:value-type="string">
            <text:p text:style-name="P30">O campo <text:span text:style-name="T33">nome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25">RN<text:span text:style-name="T47">4</text:span></text:p>
          </table:table-cell>
          <table:table-cell table:style-name="Tabela2.C17" office:value-type="string">
            <text:p text:style-name="P30">O campo <text:span text:style-name="T34">celular</text:span>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35">RN<text:span text:style-name="T47">5</text:span></text:p>
          </table:table-cell>
          <table:table-cell table:style-name="Tabela2.C17" office:value-type="string">
            <text:p text:style-name="P35">O campo RG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35">RN<text:span text:style-name="T47">6</text:span></text:p>
          </table:table-cell>
          <table:table-cell table:style-name="Tabela2.C17" office:value-type="string">
            <text:p text:style-name="P35">Os campos relativos a endereço não poderão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56">RN7</text:p>
          </table:table-cell>
          <table:table-cell table:style-name="Tabela2.C17" office:value-type="string">
            <text:p text:style-name="P56">O campo CPF não pode ficar em branco.</text:p>
          </table:table-cell>
        </table:table-row>
        <table:table-row table:style-name="Tabela2.1">
          <table:covered-table-cell/>
          <table:table-cell table:style-name="Tabela2.B17" office:value-type="string">
            <text:p text:style-name="P25">RN<text:span text:style-name="T47">8</text:span></text:p>
          </table:table-cell>
          <table:table-cell table:style-name="Tabela2.C17" office:value-type="string">
            <text:p text:style-name="P30">O campo <text:span text:style-name="T33">CPF</text:span> deve ter <text:span text:style-name="T32">exatamente 11 números. Deverá ser validado através de algoritmo específico para isso.</text:span></text:p>
          </table:table-cell>
        </table:table-row>
        <table:table-row>
          <table:table-cell table:style-name="Tabela2.A2" office:value-type="string">
            <text:p text:style-name="P3">Pós Condições</text:p>
          </table:table-cell>
          <table:table-cell table:style-name="Tabela2.B2" office:value-type="string">
            <text:p text:style-name="P15">PC1</text:p>
          </table:table-cell>
          <table:table-cell table:style-name="Tabela2.C2" office:value-type="string">
            <text:p text:style-name="P15">O <text:span text:style-name="T45">Cliente </text:span>deverá estar salvo no banco de dados.</text:p>
          </table:table-cell>
        </table:table-row>
        <table:table-row table:style-name="Tabela2.1">
          <table:table-cell table:style-name="Tabela2.A2" office:value-type="string">
            <text:p text:style-name="P3">Casos de Uso Afetados</text:p>
          </table:table-cell>
          <table:table-cell table:style-name="Tabela2.C2" table:number-columns-spanned="2" office:value-type="string">
            <text:p text:style-name="P78">NDA.</text:p>
          </table:table-cell>
          <table:covered-table-cell/>
        </table:table-row>
      </table:table>
      <text:p text:style-name="P105"><text:bookmark-end text:name="__DdeLink__5146_1845438900"/><text:bookmark-end text:name="__DdeLink__5133_1845438900"/></text:p>
      <text:p text:style-name="P122"><text:bookmark-start text:name="__DdeLink__5153_1845438900"/><text:bookmark-start text:name="__DdeLink__5140_1845438900"/>UC 2.2 - <text:s/>Listar Clientes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90"><text:span text:style-name="T2">UC</text:span><text:span text:style-name="T8">2</text:span><text:span text:style-name="T2">.2– </text:span><text:span text:style-name="T6">Listar </text:span><text:span text:style-name="T8">Cliente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4">Pré - Condições</text:p>
          </table:table-cell>
          <table:table-cell table:style-name="Tabela3.B2" office:value-type="string">
            <text:p text:style-name="P16">PC1</text:p>
          </table:table-cell>
          <table:table-cell table:style-name="Tabela3.C2" office:value-type="string">
            <text:p text:style-name="P16">O Administrador/<text:span text:style-name="T48">Funcionário</text:span> deve estar logado no sistema;</text:p>
          </table:table-cell>
        </table:table-row>
        <table:table-row table:style-name="Tabela3.3">
          <table:table-cell table:style-name="Tabela3.A2" office:value-type="string">
            <text:p text:style-name="P4">Atores Envolvidos</text:p>
          </table:table-cell>
          <table:table-cell table:style-name="Tabela3.C2" table:number-columns-spanned="2" office:value-type="string">
            <text:p text:style-name="P16"><text:bookmark-start text:name="__DdeLink__5129_1845438900"/>Administrador/<text:span text:style-name="T48">Funcionário</text:span><text:bookmark-end text:name="__DdeLink__5129_1845438900"/></text:p>
          </table:table-cell>
          <table:covered-table-cell/>
        </table:table-row>
        <table:table-row table:style-name="Tabela3.1">
          <table:table-cell table:style-name="Tabela3.A2" table:number-rows-spanned="4" office:value-type="string">
            <text:p text:style-name="P4"/>
            <text:p text:style-name="P4">Fluxo Principal</text:p>
          </table:table-cell>
          <table:table-cell table:style-name="Tabela3.B2" office:value-type="string">
            <text:p text:style-name="P16">FP1</text:p>
          </table:table-cell>
          <table:table-cell table:style-name="Tabela3.C2" office:value-type="string">
            <text:p text:style-name="P39">O Sistema carregará os <text:span text:style-name="T48">Clientes</text:span> previamente cadastrados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6">FP<text:span text:style-name="T37">2</text:span></text:p>
          </table:table-cell>
          <table:table-cell table:style-name="Tabela3.C5" office:value-type="string">
            <text:p text:style-name="P16">O Administrador/<text:span text:style-name="T48">Funcionário</text:span> preencherá o campo <text:span text:style-name="T48">de busca de acordo ao filtro(</text:span>nome <text:span text:style-name="T38">ou CPF)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P<text:span text:style-name="T37">3</text:span></text:p>
          </table:table-cell>
          <table:table-cell table:style-name="Tabela3.C2" office:value-type="string">
            <text:p text:style-name="P16">Para buscar o<text:span text:style-name="T25">s</text:span> <text:span text:style-name="T48">Clientes,</text:span> o Administrador/<text:span text:style-name="T48">Funcionário</text:span> deverá clicar no botão <text:span text:style-name="T38">Pesquisa</text:span>r;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P<text:span text:style-name="T37">4</text:span></text:p>
          </table:table-cell>
          <table:table-cell table:style-name="Tabela3.C2" office:value-type="string">
            <text:p text:style-name="P16">O sistema listará todos os resultados encontrados.</text:p>
          </table:table-cell>
        </table:table-row>
        <table:table-row table:style-name="Tabela3.1">
          <table:table-cell table:style-name="Tabela3.A2" table:number-rows-spanned="5" office:value-type="string">
            <text:p text:style-name="P4">Fluxos Alternativos</text:p>
          </table:table-cell>
          <table:table-cell table:style-name="Tabela3.B2" office:value-type="string">
            <text:p text:style-name="P16">FA1</text:p>
          </table:table-cell>
          <table:table-cell table:style-name="Tabela3.C2" office:value-type="string">
            <text:p text:style-name="P16"><text:bookmark-start text:name="__DdeLink__3264_88365947421"/>Se o Administrador/<text:span text:style-name="T48">Funcionário</text:span> clicar no botão <text:span text:style-name="T1">Novo ele será redirecionado a tela de Edição de Clientes.</text:span><text:bookmark-end text:name="__DdeLink__3264_88365947421"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A2</text:p>
          </table:table-cell>
          <table:table-cell table:style-name="Tabela3.C2" office:value-type="string">
            <text:p text:style-name="P16">Se o Administrador/<text:span text:style-name="T48">Funcionário</text:span> clicar <text:span text:style-name="T1">em um dos registros e </text:span>no botão <text:span text:style-name="T1">Editar ele será redirecionado a tela de Edição de Clientes e os dados do registro serão carregados.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6">FA3</text:p>
          </table:table-cell>
          <table:table-cell table:style-name="Tabela3.C2" office:value-type="string">
            <text:p text:style-name="P133">Se o Administrador/<text:span text:style-name="T48">Funcionário</text:span> não tiver preenchido <text:span text:style-name="T38">o </text:span>campo <text:span text:style-name="T38">de busca</text:span> <text:span text:style-name="T25">o</text:span> sistema listará todos os <text:span text:style-name="T48">Clientes</text:span>.<text:span text:style-name="T74">[</text:span><text:span text:style-name="T76">FP2</text:span><text:span text:style-name="T74">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48">FA4</text:p>
          </table:table-cell>
          <table:table-cell table:style-name="Tabela3.C11" office:value-type="string">
            <text:p text:style-name="P134">Se o Administrador/<text:span text:style-name="T48">Funcionário </text:span>clicar <text:span text:style-name="T1">em um dos registros e </text:span>no botão <text:span text:style-name="T41">Deletar, o respectivo registro será removido do banco de dados.</text:span><text:span text:style-name="T74">[</text:span><text:span text:style-name="T76">FP</text:span><text:span text:style-name="T77">4</text:span><text:span text:style-name="T74">]</text:span>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53">FA5</text:p>
          </table:table-cell>
          <table:table-cell table:style-name="Tabela3.C11" office:value-type="string">
            <text:p text:style-name="P152">Se o Administrador/<text:span text:style-name="T48">Funcionário</text:span> clicar no botão Relatório, será exibido um arquivo PDF com a listagem de todos os <text:span text:style-name="T48">Clientes</text:span> <text:span text:style-name="T48">pesquisad</text:span>os.<text:span text:style-name="T74">[</text:span><text:span text:style-name="T76">FP</text:span><text:span text:style-name="T77">4</text:span><text:span text:style-name="T74">]</text:span></text:p>
          </table:table-cell>
        </table:table-row>
        <table:table-row table:style-name="Tabela3.1">
          <table:table-cell table:style-name="Tabela3.A13" office:value-type="string">
            <text:p text:style-name="P4">Regras de Negócio</text:p>
          </table:table-cell>
          <table:table-cell table:style-name="Tabela3.B2" office:value-type="string">
            <text:p text:style-name="P62"/>
          </table:table-cell>
          <table:table-cell table:style-name="Tabela3.C2" office:value-type="string">
            <text:p text:style-name="P16">NDA.</text:p>
          </table:table-cell>
        </table:table-row>
        <table:table-row>
          <table:table-cell table:style-name="Tabela3.A2" table:number-rows-spanned="2" office:value-type="string">
            <text:p text:style-name="P4">Pós Condições</text:p>
          </table:table-cell>
          <table:table-cell table:style-name="Tabela3.B2" office:value-type="string">
            <text:p text:style-name="P70">PC1</text:p>
          </table:table-cell>
          <table:table-cell table:style-name="Tabela3.C2" office:value-type="string">
            <text:p text:style-name="P44">O Administrador/<text:span text:style-name="T48">Funcionário</text:span> poderá estar na tela de Edição de <text:span text:style-name="T48">Clientes</text:span>.</text:p>
          </table:table-cell>
        </table:table-row>
        <table:table-row>
          <table:covered-table-cell/>
          <table:table-cell table:style-name="Tabela3.B11" office:value-type="string">
            <text:p text:style-name="P74">PC2</text:p>
          </table:table-cell>
          <table:table-cell table:style-name="Tabela3.C11" office:value-type="string">
            <text:p text:style-name="P153">O Administrador/<text:span text:style-name="T48">Funcionário </text:span>poderá visualizar o relatório. </text:p>
          </table:table-cell>
        </table:table-row>
        <table:table-row table:style-name="Tabela3.1">
          <table:table-cell table:style-name="Tabela3.A2" office:value-type="string">
            <text:p text:style-name="P4">Casos de Uso Afetados</text:p>
          </table:table-cell>
          <table:table-cell table:style-name="Tabela3.C2" table:number-columns-spanned="2" office:value-type="string">
            <text:p text:style-name="P79">NDA.</text:p>
          </table:table-cell>
          <table:covered-table-cell/>
        </table:table-row>
      </table:table>
      <text:p text:style-name="P99"><text:bookmark-end text:name="__DdeLink__5140_1845438900"/></text:p>
      <text:p text:style-name="P106"><text:bookmark-end text:name="__DdeLink__5153_1845438900"/></text:p>
      <text:p text:style-name="P118">UC <text:span text:style-name="T52">3.1</text:span> – <text:span text:style-name="T26">Cadastrar e Editar Produtos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91"><text:span text:style-name="T2">UC</text:span><text:span text:style-name="T7">2</text:span><text:span text:style-name="T2">.1– Cadastr</text:span><text:span text:style-name="T3">o e Edição de</text:span><text:span text:style-name="T2"> </text:span><text:span text:style-name="T9">Produto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">Pré - Condições</text:p>
          </table:table-cell>
          <table:table-cell table:style-name="Tabela4.B2" office:value-type="string">
            <text:p text:style-name="P17">PC1</text:p>
          </table:table-cell>
          <table:table-cell table:style-name="Tabela4.C2" office:value-type="string">
            <text:p text:style-name="P17">O Administrador/<text:span text:style-name="T43">Funcionário</text:span> deve estar logado no sistema</text:p>
          </table:table-cell>
        </table:table-row>
        <table:table-row table:style-name="Tabela4.3">
          <table:table-cell table:style-name="Tabela4.A2" office:value-type="string">
            <text:p text:style-name="P5">Atores Envolvidos</text:p>
          </table:table-cell>
          <table:table-cell table:style-name="Tabela4.C2" table:number-columns-spanned="2" office:value-type="string">
            <text:p text:style-name="P17">Administrador/<text:span text:style-name="T43">Funcionário</text:span></text:p>
          </table:table-cell>
          <table:covered-table-cell/>
        </table:table-row>
        <table:table-row table:style-name="Tabela4.1">
          <table:table-cell table:style-name="Tabela4.A2" table:number-rows-spanned="5" office:value-type="string">
            <text:p text:style-name="P5">Fluxo Principal</text:p>
          </table:table-cell>
          <table:table-cell table:style-name="Tabela4.B2" office:value-type="string">
            <text:p text:style-name="P17">FP1</text:p>
          </table:table-cell>
          <table:table-cell table:style-name="Tabela4.C2" office:value-type="string">
            <text:p text:style-name="P136">O <text:span text:style-name="T26">Administrador/Funcionário</text:span> preencherá os campos <text:span text:style-name="T49">descrição</text:span><text:bookmark-start text:name="__DdeLink__4496_372394378811"/>, <text:span text:style-name="T49">valor de custo, valor de varejo, valor de atacado, categoria, código, unidade de medida, pontuação, fracionar, informações adicionais, estoque mínimo, estoque atual e se o produto ainda está ativo</text:span><text:bookmark-end text:name="__DdeLink__4496_372394378811"/><text:span text:style-name="T49">.[RN1] ,[RN2],[RN3],[RN4],[RN5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2</text:p>
          </table:table-cell>
          <table:table-cell table:style-name="Tabela4.C2" office:value-type="string">
            <text:p text:style-name="P135">Para salvar o cadastro do <text:span text:style-name="T50">Produto</text:span> <text:span text:style-name="T30">o</text:span> Administrador/<text:span text:style-name="T44">Funcionário</text:span> deverá clicar no botão Salvar; <text:bookmark-start text:name="__DdeLink__2738_2739514329"/><text:span text:style-name="T64">[FA1][FA2],[FA3] e [FA4] </text:span><text:bookmark-end text:name="__DdeLink__2738_2739514329"/></text:p>
            <text:p text:style-name="P63"/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3</text:p>
          </table:table-cell>
          <table:table-cell table:style-name="Tabela4.C2" office:value-type="string">
            <text:p text:style-name="P17">O sistema emitirá <text:span text:style-name="T21">a </text:span>mensagem de confirmação “<text:span text:style-name="T21">Deseja realmente salvar o registro?</text:span>”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4</text:p>
          </table:table-cell>
          <table:table-cell table:style-name="Tabela4.C2" office:value-type="string">
            <text:p text:style-name="P17"><text:span text:style-name="T21">O</text:span> Administrador/<text:span text:style-name="T44">Funcionário</text:span> confirm<text:span text:style-name="T21">ará</text:span> a mensagem, clicando no botão OK <text:span text:style-name="T21">e </text:span>o sistema salvará <text:span text:style-name="T21">o registro</text:span> no banco de dados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P5</text:p>
          </table:table-cell>
          <table:table-cell table:style-name="Tabela4.C2" office:value-type="string">
            <text:p text:style-name="P17">O sistema emitirá a mensagem “Registro salvo com sucesso!”</text:p>
          </table:table-cell>
        </table:table-row>
        <table:table-row table:style-name="Tabela4.1">
          <table:table-cell table:style-name="Tabela4.A2" table:number-rows-spanned="6" office:value-type="string">
            <text:p text:style-name="P5">Fluxos Alternativos</text:p>
          </table:table-cell>
          <table:table-cell table:style-name="Tabela4.B2" office:value-type="string">
            <text:p text:style-name="P17">FA1</text:p>
          </table:table-cell>
          <table:table-cell table:style-name="Tabela4.C2" office:value-type="string">
            <text:p text:style-name="P17">Se o <text:span text:style-name="T50">Produto</text:span> já estiver salvo no banco de dados o sistema salvará as modificações realizadas no registro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A2</text:p>
          </table:table-cell>
          <table:table-cell table:style-name="Tabela4.C2" office:value-type="string">
            <text:p text:style-name="P17">Se o Administrador/<text:span text:style-name="T44">Funcionário</text:span> clicar no botão Cancelar, todas as alterações não salvas serão descartadas e ele sairá da tela <text:span text:style-name="T30">Editar</text:span> <text:span text:style-name="T50">Produto</text:span>.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A3</text:p>
          </table:table-cell>
          <table:table-cell table:style-name="Tabela4.C2" office:value-type="string">
            <text:p text:style-name="P17">Se o Administrador/<text:span text:style-name="T44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7">FA4</text:p>
          </table:table-cell>
          <table:table-cell table:style-name="Tabela4.C2" office:value-type="string">
            <text:p text:style-name="P17"><text:bookmark-start text:name="__DdeLink__3279_88365947411"/>Se o Administrador/<text:span text:style-name="T44">Funcionário</text:span> não tiver preenchido algum dos campos <text:span text:style-name="T21">obrigatórios </text:span>do formulário o sistema emitirá a mensagem “<text:span text:style-name="T30">Por favor preencha os campos obrigatórios!</text:span>” e não procederá com <text:span text:style-name="T30">a persistência do registro</text:span>.<text:bookmark-end text:name="__DdeLink__3279_88365947411"/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157">FA5</text:p>
          </table:table-cell>
          <table:table-cell table:style-name="Tabela4.C13" office:value-type="string">
            <text:p text:style-name="P176"><text:span text:style-name="T65">Se os campos infringirem alguma das regras de negócio aplicáveis o sistema emitirá a mensagem referente à regra de negócio atingida; </text:span><text:bookmark-start text:name="__DdeLink__2696_2739514329141"/><text:span text:style-name="T66">[</text:span><text:span text:style-name="T67">RN1</text:span><text:span text:style-name="T66">]</text:span><text:bookmark-end text:name="__DdeLink__2696_2739514329141"/><text:span text:style-name="T66">,[</text:span><text:span text:style-name="T67">RN2</text:span><text:span text:style-name="T66">],[</text:span><text:span text:style-name="T67">RN3</text:span><text:span text:style-name="T66">],[</text:span><text:span text:style-name="T67">RN4</text:span><text:span text:style-name="T66">],[</text:span><text:span text:style-name="T67">RN5</text:span><text:span text:style-name="T66">]</text:span>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157">FA6</text:p>
          </table:table-cell>
          <table:table-cell table:style-name="Tabela4.C13" office:value-type="string">
            <text:p text:style-name="P180">Se o sistema encontrar algum erro de banco de dados ele emitirá a mensagem "Falha ao salvar os dados! Informe o administrador do sistema."</text:p>
          </table:table-cell>
        </table:table-row>
        <table:table-row table:style-name="Tabela4.1">
          <table:table-cell table:style-name="Tabela4.A15" table:number-rows-spanned="5" office:value-type="string">
            <text:p text:style-name="P103">Regras de Negócio</text:p>
          </table:table-cell>
          <table:table-cell table:style-name="Tabela4.B15" office:value-type="string">
            <text:p text:style-name="P26">RN<text:span text:style-name="T51">1</text:span></text:p>
          </table:table-cell>
          <table:table-cell table:style-name="Tabela4.C15" office:value-type="string">
            <text:p text:style-name="P31">O campo <text:span text:style-name="T50">descrição </text:span>não pode ficar em branco.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26">RN<text:span text:style-name="T51">2</text:span></text:p>
          </table:table-cell>
          <table:table-cell table:style-name="Tabela4.C15" office:value-type="string">
            <text:p text:style-name="P31">O campo <text:span text:style-name="T50">valor de cust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36">RN<text:span text:style-name="T51">3</text:span></text:p>
          </table:table-cell>
          <table:table-cell table:style-name="Tabela4.C15" office:value-type="string">
            <text:p text:style-name="P36">O campo <text:span text:style-name="T50">valor de varej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36">RN<text:span text:style-name="T51">4</text:span></text:p>
          </table:table-cell>
          <table:table-cell table:style-name="Tabela4.C15" office:value-type="string">
            <text:p text:style-name="P36">O campo <text:span text:style-name="T50">valor de atacado não pode ficar em branco.</text:span></text:p>
          </table:table-cell>
        </table:table-row>
        <table:table-row table:style-name="Tabela4.1">
          <table:covered-table-cell/>
          <table:table-cell table:style-name="Tabela4.B15" office:value-type="string">
            <text:p text:style-name="P26">RN<text:span text:style-name="T51">5</text:span></text:p>
          </table:table-cell>
          <table:table-cell table:style-name="Tabela4.C15" office:value-type="string">
            <text:p text:style-name="P31">O campo <text:span text:style-name="T50">estoque atual não pode ficar em branco.</text:span></text:p>
          </table:table-cell>
        </table:table-row>
        <table:table-row>
          <table:table-cell table:style-name="Tabela4.A2" office:value-type="string">
            <text:p text:style-name="P5">Pós Condições</text:p>
          </table:table-cell>
          <table:table-cell table:style-name="Tabela4.B2" office:value-type="string">
            <text:p text:style-name="P17">PC1</text:p>
          </table:table-cell>
          <table:table-cell table:style-name="Tabela4.C2" office:value-type="string">
            <text:p text:style-name="P17">O <text:span text:style-name="T50">Produto </text:span>deverá estar salvo no banco de dados.</text:p>
          </table:table-cell>
        </table:table-row>
        <table:table-row table:style-name="Tabela4.1">
          <table:table-cell table:style-name="Tabela4.A2" office:value-type="string">
            <text:p text:style-name="P5">Casos de Uso Afetados</text:p>
          </table:table-cell>
          <table:table-cell table:style-name="Tabela4.C2" table:number-columns-spanned="2" office:value-type="string">
            <text:p text:style-name="P80">NDA.</text:p>
          </table:table-cell>
          <table:covered-table-cell/>
        </table:table-row>
      </table:table>
      <text:p text:style-name="P107"/>
      <text:p text:style-name="P107"/>
      <text:p text:style-name="P116">UC <text:span text:style-name="T52">3.2</text:span> - <text:s/><text:span text:style-name="T48">Listar Produtos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92"><text:span text:style-name="T2">UC</text:span><text:span text:style-name="T8">2</text:span><text:span text:style-name="T2">.2– </text:span><text:span text:style-name="T6">Listar </text:span><text:span text:style-name="T10">Produ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6">Pré - Condições</text:p>
          </table:table-cell>
          <table:table-cell table:style-name="Tabela5.B2" office:value-type="string">
            <text:p text:style-name="P18">PC1</text:p>
          </table:table-cell>
          <table:table-cell table:style-name="Tabela5.C2" office:value-type="string">
            <text:p text:style-name="P18">O Administrador/<text:span text:style-name="T48">Funcionário</text:span> deve estar logado no sistema </text:p>
          </table:table-cell>
        </table:table-row>
        <table:table-row table:style-name="Tabela5.3">
          <table:table-cell table:style-name="Tabela5.A2" office:value-type="string">
            <text:p text:style-name="P6">Atores Envolvidos</text:p>
          </table:table-cell>
          <table:table-cell table:style-name="Tabela5.C2" table:number-columns-spanned="2" office:value-type="string">
            <text:p text:style-name="P18"><text:bookmark-start text:name="__DdeLink__5129_18454389001"/>Administrador/<text:span text:style-name="T48">Funcionário</text:span><text:bookmark-end text:name="__DdeLink__5129_18454389001"/></text:p>
          </table:table-cell>
          <table:covered-table-cell/>
        </table:table-row>
        <table:table-row table:style-name="Tabela5.1">
          <table:table-cell table:style-name="Tabela5.A2" table:number-rows-spanned="4" office:value-type="string">
            <text:p text:style-name="P6"/>
            <text:p text:style-name="P6">Fluxo Principal</text:p>
          </table:table-cell>
          <table:table-cell table:style-name="Tabela5.B2" office:value-type="string">
            <text:p text:style-name="P18">FP1</text:p>
          </table:table-cell>
          <table:table-cell table:style-name="Tabela5.C2" office:value-type="string">
            <text:p text:style-name="P40">O Sistema carregará os <text:span text:style-name="T52">Produtos</text:span> previamente cadastrados</text:p>
          </table:table-cell>
        </table:table-row>
        <table:table-row table:style-name="Tabela5.1">
          <table:covered-table-cell/>
          <table:table-cell table:style-name="Tabela5.B5" office:value-type="string">
            <text:p text:style-name="P18">FP<text:span text:style-name="T37">2</text:span></text:p>
          </table:table-cell>
          <table:table-cell table:style-name="Tabela5.C5" office:value-type="string">
            <text:p text:style-name="P18">O Administrador/<text:span text:style-name="T48">Funcionário</text:span> preencherá o campo <text:span text:style-name="T48">de busca de acordo ao filtro(descrição ou código)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P<text:span text:style-name="T37">3</text:span></text:p>
          </table:table-cell>
          <table:table-cell table:style-name="Tabela5.C2" office:value-type="string">
            <text:p text:style-name="P18">Para buscar o<text:span text:style-name="T25">s</text:span> <text:span text:style-name="T48">Clientes,</text:span> o Administrador/<text:span text:style-name="T48">Funcionário</text:span> deverá clicar no botão <text:span text:style-name="T38">Pesquisa</text:span>r;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P<text:span text:style-name="T37">4</text:span></text:p>
          </table:table-cell>
          <table:table-cell table:style-name="Tabela5.C2" office:value-type="string">
            <text:p text:style-name="P18">O sistema listará todos os resultados encontrados.</text:p>
          </table:table-cell>
        </table:table-row>
        <table:table-row table:style-name="Tabela5.1">
          <table:table-cell table:style-name="Tabela5.A2" table:number-rows-spanned="5" office:value-type="string">
            <text:p text:style-name="P6">Fluxos Alternativos</text:p>
          </table:table-cell>
          <table:table-cell table:style-name="Tabela5.B2" office:value-type="string">
            <text:p text:style-name="P18">FA1</text:p>
          </table:table-cell>
          <table:table-cell table:style-name="Tabela5.C2" office:value-type="string">
            <text:p text:style-name="P18"><text:bookmark-start text:name="__DdeLink__3264_883659474211"/>Se o Administrador/<text:span text:style-name="T48">Funcionário</text:span> clicar no botão <text:span text:style-name="T1">Novo ele será redirecionado a tela de Edição de Produtos.</text:span><text:bookmark-end text:name="__DdeLink__3264_883659474211"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A2</text:p>
          </table:table-cell>
          <table:table-cell table:style-name="Tabela5.C2" office:value-type="string">
            <text:p text:style-name="P18">Se o Administrador/<text:span text:style-name="T48">Funcionário</text:span> clicar <text:span text:style-name="T1">em um dos registros e </text:span>no botão <text:span text:style-name="T1">Editar ele será redirecionado a tela de Edição de Produtos e os dados do registro serão carregados.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18">FA3</text:p>
          </table:table-cell>
          <table:table-cell table:style-name="Tabela5.C2" office:value-type="string">
            <text:p text:style-name="P137">Se o Administrador/<text:span text:style-name="T48">Funcionário</text:span> não tiver preenchido <text:span text:style-name="T38">o </text:span>campo <text:span text:style-name="T38">de busca</text:span> <text:span text:style-name="T25">o</text:span> sistema listará todos os <text:span text:style-name="T52">Produtos</text:span>. <text:bookmark-start text:name="__DdeLink__2696_27395143291411"/><text:span text:style-name="T74">[</text:span><text:span text:style-name="T78">FP2</text:span><text:span text:style-name="T74">]</text:span><text:bookmark-end text:name="__DdeLink__2696_27395143291411"/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49">FA4</text:p>
          </table:table-cell>
          <table:table-cell table:style-name="Tabela5.C11" office:value-type="string">
            <text:p text:style-name="P137">Se o Administrador/<text:span text:style-name="T48">Funcionário </text:span>clicar <text:span text:style-name="T1">em um dos registros e </text:span>no botão <text:span text:style-name="T41">Deletar, o respectivo registro será removido do banco de dados. </text:span><text:span text:style-name="T74">[</text:span><text:span text:style-name="T78">FP4</text:span><text:span text:style-name="T74">]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54">FA5</text:p>
          </table:table-cell>
          <table:table-cell table:style-name="Tabela5.C11" office:value-type="string">
            <text:p text:style-name="P154">Se o Administrador/<text:span text:style-name="T48">Funcionário</text:span> clicar no botão Relatório, será exibido um arquivo PDF com a listagem de todos os <text:span text:style-name="T52">Produtos</text:span> <text:span text:style-name="T48">pesquisad</text:span>os. <text:span text:style-name="T74">[</text:span><text:span text:style-name="T78">FP4</text:span><text:span text:style-name="T74">]</text:span></text:p>
          </table:table-cell>
        </table:table-row>
        <table:table-row table:style-name="Tabela5.1">
          <table:table-cell table:style-name="Tabela5.A13" office:value-type="string">
            <text:p text:style-name="P6">Regras de Negócio</text:p>
          </table:table-cell>
          <table:table-cell table:style-name="Tabela5.B2" office:value-type="string">
            <text:p text:style-name="P64"/>
          </table:table-cell>
          <table:table-cell table:style-name="Tabela5.C2" office:value-type="string">
            <text:p text:style-name="P18">NDA.</text:p>
          </table:table-cell>
        </table:table-row>
        <table:table-row>
          <table:table-cell table:style-name="Tabela5.A2" table:number-rows-spanned="2" office:value-type="string">
            <text:p text:style-name="P6">Pós Condições</text:p>
          </table:table-cell>
          <table:table-cell table:style-name="Tabela5.B2" office:value-type="string">
            <text:p text:style-name="P71">PC1</text:p>
          </table:table-cell>
          <table:table-cell table:style-name="Tabela5.C2" office:value-type="string">
            <text:p text:style-name="P45">O Administrador/<text:span text:style-name="T48">Funcionário</text:span> poderá estar na tela de Edição de <text:span text:style-name="T48">Clientes</text:span>.</text:p>
          </table:table-cell>
        </table:table-row>
        <table:table-row>
          <table:covered-table-cell/>
          <table:table-cell table:style-name="Tabela5.B11" office:value-type="string">
            <text:p text:style-name="P75">PC2</text:p>
          </table:table-cell>
          <table:table-cell table:style-name="Tabela5.C11" office:value-type="string">
            <text:p text:style-name="P54">O Administrador/<text:span text:style-name="T48">Funcionário </text:span>poderá visualizar o relatório.</text:p>
          </table:table-cell>
        </table:table-row>
        <table:table-row table:style-name="Tabela5.1">
          <table:table-cell table:style-name="Tabela5.A2" office:value-type="string">
            <text:p text:style-name="P6">Casos de Uso Afetados</text:p>
          </table:table-cell>
          <table:table-cell table:style-name="Tabela5.C2" table:number-columns-spanned="2" office:value-type="string">
            <text:p text:style-name="P81">NDA.</text:p>
          </table:table-cell>
          <table:covered-table-cell/>
        </table:table-row>
      </table:table>
      <text:p text:style-name="P108"/>
      <text:p text:style-name="P119"><text:bookmark-start text:name="__DdeLink__5160_1845438900"/>UC <text:span text:style-name="T56">4.1</text:span> – <text:span text:style-name="T26">Cadastrar e Editar Fornecedores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93"><text:span text:style-name="T2">UC</text:span><text:span text:style-name="T12">4</text:span><text:span text:style-name="T2">.1– Cadastr</text:span><text:span text:style-name="T3">o e Edição de </text:span><text:span text:style-name="T11">Fornecedore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7">Pré - Condições</text:p>
          </table:table-cell>
          <table:table-cell table:style-name="Tabela6.B2" office:value-type="string">
            <text:p text:style-name="P19">PC1</text:p>
          </table:table-cell>
          <table:table-cell table:style-name="Tabela6.C2" office:value-type="string">
            <text:p text:style-name="P19">O Administrador/<text:span text:style-name="T43">Funcionário</text:span> deve estar logado no sistema<text:span text:style-name="T27"> </text:span></text:p>
          </table:table-cell>
        </table:table-row>
        <table:table-row table:style-name="Tabela6.3">
          <table:table-cell table:style-name="Tabela6.A2" office:value-type="string">
            <text:p text:style-name="P7">Atores Envolvidos</text:p>
          </table:table-cell>
          <table:table-cell table:style-name="Tabela6.C2" table:number-columns-spanned="2" office:value-type="string">
            <text:p text:style-name="P19">Administrador/<text:span text:style-name="T43">Funcionário</text:span></text:p>
          </table:table-cell>
          <table:covered-table-cell/>
        </table:table-row>
        <table:table-row table:style-name="Tabela6.1">
          <table:table-cell table:style-name="Tabela6.A2" table:number-rows-spanned="5" office:value-type="string">
            <text:p text:style-name="P7">Fluxo Principal</text:p>
          </table:table-cell>
          <table:table-cell table:style-name="Tabela6.B2" office:value-type="string">
            <text:p text:style-name="P19">FP1</text:p>
          </table:table-cell>
          <table:table-cell table:style-name="Tabela6.C2" office:value-type="string">
            <text:p text:style-name="P138">O <text:span text:style-name="T26">Administrador/Funcionário</text:span> preencherá os campos <text:span text:style-name="T53">nome</text:span><text:bookmark-start text:name="__DdeLink__4496_372394378812"/>,<text:span text:style-name="T53">inscrição estadual, CNPJ, telefone1, telefone2, CEP, endereço, bairro/distrito, município, UF, nascimento</text:span>, <text:span text:style-name="T43">informações adicionais e</text:span> <text:span text:style-name="T26">e-mail</text:span>.<text:bookmark-end text:name="__DdeLink__4496_372394378812"/><text:span text:style-name="T49">[RN1] ,[RN2],[RN3],[RN4],[RN5],[RN6],[RN7],[RN8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2</text:p>
          </table:table-cell>
          <table:table-cell table:style-name="Tabela6.C2" office:value-type="string">
            <text:p text:style-name="P139">Para salvar o cadastro do <text:span text:style-name="T53">Fornecedor</text:span> <text:span text:style-name="T30">o</text:span> Administrador/<text:span text:style-name="T44">Funcionário</text:span> deverá clicar no botão Salvar.<text:span text:style-name="T64">[FA1][FA2],[FA3] e [FA4] 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3</text:p>
          </table:table-cell>
          <table:table-cell table:style-name="Tabela6.C2" office:value-type="string">
            <text:p text:style-name="P19">O sistema emitirá <text:span text:style-name="T21">a </text:span>mensagem de confirmação “<text:span text:style-name="T21">Deseja realmente salvar o registro?</text:span>”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4</text:p>
          </table:table-cell>
          <table:table-cell table:style-name="Tabela6.C2" office:value-type="string">
            <text:p text:style-name="P19"><text:span text:style-name="T21">O</text:span> Administrador/<text:span text:style-name="T44">Funcionário</text:span> confirm<text:span text:style-name="T21">ará</text:span> a mensagem, clicando no botão OK</text:p>
            <text:p text:style-name="P19"><text:s/><text:span text:style-name="T21">e </text:span>o sistema salvará <text:span text:style-name="T21">o registro</text:span> no banco de dado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P5</text:p>
          </table:table-cell>
          <table:table-cell table:style-name="Tabela6.C2" office:value-type="string">
            <text:p text:style-name="P19">O sistema emitirá a mensagem “Registro salvo com sucesso!”.</text:p>
          </table:table-cell>
        </table:table-row>
        <table:table-row table:style-name="Tabela6.1">
          <table:table-cell table:style-name="Tabela6.A2" table:number-rows-spanned="6" office:value-type="string">
            <text:p text:style-name="P7">Fluxos Alternativos</text:p>
          </table:table-cell>
          <table:table-cell table:style-name="Tabela6.B2" office:value-type="string">
            <text:p text:style-name="P19">FA1</text:p>
          </table:table-cell>
          <table:table-cell table:style-name="Tabela6.C2" office:value-type="string">
            <text:p text:style-name="P19">Se o <text:span text:style-name="T53">Fornecedor </text:span>já estiver salvo no banco de dados o sistema salvará as modificações realizadas no registro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A2</text:p>
          </table:table-cell>
          <table:table-cell table:style-name="Tabela6.C2" office:value-type="string">
            <text:p text:style-name="P19">Se o Administrador/<text:span text:style-name="T44">Funcionário</text:span> clicar no botão Cancelar, todas as alterações não salvas serão descartadas e ele sairá da tela <text:span text:style-name="T30">Editar</text:span> <text:span text:style-name="T54">Fornecedor</text:span>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A3</text:p>
          </table:table-cell>
          <table:table-cell table:style-name="Tabela6.C2" office:value-type="string">
            <text:p text:style-name="P140">Se o Administrador/<text:span text:style-name="T44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FA4</text:p>
          </table:table-cell>
          <table:table-cell table:style-name="Tabela6.C2" office:value-type="string">
            <text:p text:style-name="P19"><text:bookmark-start text:name="__DdeLink__3279_88365947412"/>Se o Administrador/<text:span text:style-name="T44">Funcionário</text:span> não tiver preenchido algum dos campos <text:span text:style-name="T21">obrigatórios </text:span>do formulário o sistema emitirá a mensagem “<text:span text:style-name="T30">Por favor preencha os campos obrigatórios!</text:span>” e não procederá com <text:span text:style-name="T30">a persistência do registro</text:span>.<text:bookmark-end text:name="__DdeLink__3279_88365947412"/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158">FA5</text:p>
          </table:table-cell>
          <table:table-cell table:style-name="Tabela6.C13" office:value-type="string">
            <text:p text:style-name="P177"><text:span text:style-name="T65">Se os campos infringirem alguma das regras de negócio aplicáveis o sistema emitirá a mensagem referente à regra de negócio atingida; </text:span><text:bookmark-start text:name="__DdeLink__2696_27395143291412"/><text:span text:style-name="T66">[</text:span><text:span text:style-name="T67">RN1</text:span><text:span text:style-name="T66">]</text:span><text:bookmark-end text:name="__DdeLink__2696_27395143291412"/><text:span text:style-name="T66">,[</text:span><text:span text:style-name="T67">RN2</text:span><text:span text:style-name="T66">],[</text:span><text:span text:style-name="T67">RN3</text:span><text:span text:style-name="T66">],[</text:span><text:span text:style-name="T67">RN4</text:span><text:span text:style-name="T66">],[</text:span><text:span text:style-name="T67">RN5</text:span><text:span text:style-name="T66">],[</text:span><text:span text:style-name="T67">RN</text:span><text:span text:style-name="T68">6</text:span><text:span text:style-name="T66">],[</text:span><text:span text:style-name="T67">RN</text:span><text:span text:style-name="T68">7</text:span><text:span text:style-name="T66">],[</text:span><text:span text:style-name="T67">RN</text:span><text:span text:style-name="T68">8</text:span><text:span text:style-name="T66">].</text:span>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158">FA6</text:p>
          </table:table-cell>
          <table:table-cell table:style-name="Tabela6.C13" office:value-type="string">
            <text:p text:style-name="P181">Se o sistema encontrar algum erro de banco de dados ele emitirá a mensagem "Falha ao salvar os dados! Informe o administrador do sistema."</text:p>
          </table:table-cell>
        </table:table-row>
        <table:table-row table:style-name="Tabela6.1">
          <table:table-cell table:style-name="Tabela6.A15" table:number-rows-spanned="7" office:value-type="string">
            <text:p text:style-name="P7">Regras de Negócio</text:p>
          </table:table-cell>
          <table:table-cell table:style-name="Tabela6.B2" office:value-type="string">
            <text:p text:style-name="P19">RN1</text:p>
          </table:table-cell>
          <table:table-cell table:style-name="Tabela6.C2" office:value-type="string">
            <text:p text:style-name="P19">O nome do <text:span text:style-name="T54">Fornecedor</text:span> não pode ter menos do que 8 caracteres.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19">RN2</text:p>
          </table:table-cell>
          <table:table-cell table:style-name="Tabela6.C2" office:value-type="string">
            <text:p text:style-name="P19">O <text:span text:style-name="T31">e-mail</text:span> do <text:span text:style-name="T54">Fornecedor </text:span>deverá conter formato válido. <text:span text:style-name="T23">Terminar com @domain.com. Deverá conter no mínimo 1 ponto(.) e obrigatoriamente conter apenas 1 símbolo arroba (@). </text:span>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27">RN<text:span text:style-name="T47">3</text:span></text:p>
          </table:table-cell>
          <table:table-cell table:style-name="Tabela6.C17" office:value-type="string">
            <text:p text:style-name="P32">O campo <text:span text:style-name="T33">nome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27">RN<text:span text:style-name="T47">4</text:span></text:p>
          </table:table-cell>
          <table:table-cell table:style-name="Tabela6.C17" office:value-type="string">
            <text:p text:style-name="P32">O campo <text:span text:style-name="T54">telefone1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37">RN<text:span text:style-name="T47">6</text:span></text:p>
          </table:table-cell>
          <table:table-cell table:style-name="Tabela6.C17" office:value-type="string">
            <text:p text:style-name="P37">Os campos relativos a endereço não poderão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57">RN7</text:p>
          </table:table-cell>
          <table:table-cell table:style-name="Tabela6.C17" office:value-type="string">
            <text:p text:style-name="P57">O campo C<text:span text:style-name="T54">NPJ</text:span> não pode ficar em branco.</text:p>
          </table:table-cell>
        </table:table-row>
        <table:table-row table:style-name="Tabela6.1">
          <table:covered-table-cell/>
          <table:table-cell table:style-name="Tabela6.B17" office:value-type="string">
            <text:p text:style-name="P27">RN<text:span text:style-name="T47">8</text:span></text:p>
          </table:table-cell>
          <table:table-cell table:style-name="Tabela6.C17" office:value-type="string">
            <text:p text:style-name="P32">O campo <text:span text:style-name="T54">CNPJ </text:span>deve ter <text:span text:style-name="T32">exatamente 14 digitos e formato ##.###.###/####-##. Deverá ser validado através de algoritmo específico para isso.</text:span></text:p>
          </table:table-cell>
        </table:table-row>
        <table:table-row>
          <table:table-cell table:style-name="Tabela6.A2" office:value-type="string">
            <text:p text:style-name="P7">Pós Condições</text:p>
          </table:table-cell>
          <table:table-cell table:style-name="Tabela6.B2" office:value-type="string">
            <text:p text:style-name="P19">PC1</text:p>
          </table:table-cell>
          <table:table-cell table:style-name="Tabela6.C2" office:value-type="string">
            <text:p text:style-name="P19">O <text:span text:style-name="T54">Fornecedor </text:span>deverá estar salvo no banco de dados.</text:p>
          </table:table-cell>
        </table:table-row>
        <table:table-row table:style-name="Tabela6.1">
          <table:table-cell table:style-name="Tabela6.A2" office:value-type="string">
            <text:p text:style-name="P7">Casos de Uso Afetados</text:p>
          </table:table-cell>
          <table:table-cell table:style-name="Tabela6.C2" table:number-columns-spanned="2" office:value-type="string">
            <text:p text:style-name="P82">NDA.</text:p>
          </table:table-cell>
          <table:covered-table-cell/>
        </table:table-row>
      </table:table>
      <text:p text:style-name="P109"/>
      <text:p text:style-name="P109"><text:bookmark-end text:name="__DdeLink__5160_1845438900"/></text:p>
      <text:p text:style-name="P123"><text:bookmark-start text:name="__DdeLink__5188_1845438900"/><text:bookmark-start text:name="__DdeLink__5169_1845438900"/><text:bookmark-start text:name="__DdeLink__5140_18454389001"/>UC 4.2 - <text:s/>Listar Fornecedore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5"><text:span text:style-name="T18">UC</text:span><text:span text:style-name="T19">4</text:span><text:span text:style-name="T18">.2– </text:span><text:span text:style-name="T20">Listar </text:span><text:span text:style-name="T19">Fornecedore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62">Pré - Condições</text:p>
          </table:table-cell>
          <table:table-cell table:style-name="Tabela7.B2" office:value-type="string">
            <text:p text:style-name="P163">PC1</text:p>
          </table:table-cell>
          <table:table-cell table:style-name="Tabela7.C2" office:value-type="string">
            <text:p text:style-name="P163">O Administrador/<text:span text:style-name="T48">Funcionário</text:span> deve estar logado no sistema;</text:p>
          </table:table-cell>
        </table:table-row>
        <table:table-row table:style-name="Tabela7.3">
          <table:table-cell table:style-name="Tabela7.A2" office:value-type="string">
            <text:p text:style-name="P162">Atores Envolvidos</text:p>
          </table:table-cell>
          <table:table-cell table:style-name="Tabela7.C2" table:number-columns-spanned="2" office:value-type="string">
            <text:p text:style-name="P163"><text:bookmark-start text:name="__DdeLink__5129_18454389002"/>Administrador/<text:span text:style-name="T48">Funcionário</text:span><text:bookmark-end text:name="__DdeLink__5129_18454389002"/></text:p>
          </table:table-cell>
          <table:covered-table-cell/>
        </table:table-row>
        <table:table-row table:style-name="Tabela7.1">
          <table:table-cell table:style-name="Tabela7.A2" table:number-rows-spanned="4" office:value-type="string">
            <text:p text:style-name="P162"/>
            <text:p text:style-name="P162">Fluxo Principal</text:p>
          </table:table-cell>
          <table:table-cell table:style-name="Tabela7.B2" office:value-type="string">
            <text:p text:style-name="P163">FP1</text:p>
          </table:table-cell>
          <table:table-cell table:style-name="Tabela7.C2" office:value-type="string">
            <text:p text:style-name="P165">O Sistema carregará os <text:span text:style-name="T56">Fornecedores</text:span> previamente cadastrados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63">FP<text:span text:style-name="T37">2</text:span></text:p>
          </table:table-cell>
          <table:table-cell table:style-name="Tabela7.C5" office:value-type="string">
            <text:p text:style-name="P163">O Administrador/<text:span text:style-name="T48">Funcionário</text:span> preencherá o campo <text:span text:style-name="T48">de busca de acordo ao filtro(</text:span>nome <text:span text:style-name="T38">ou CNPJ)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63">FP<text:span text:style-name="T37">3</text:span></text:p>
          </table:table-cell>
          <table:table-cell table:style-name="Tabela7.C2" office:value-type="string">
            <text:p text:style-name="P163">Para buscar o<text:span text:style-name="T25">s</text:span> <text:span text:style-name="T56">Fornecedores,</text:span> o Administrador/<text:span text:style-name="T48">Funcionário</text:span> deverá clicar no botão <text:span text:style-name="T38">Pesquisa</text:span>r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63">FP<text:span text:style-name="T37">4</text:span></text:p>
          </table:table-cell>
          <table:table-cell table:style-name="Tabela7.C2" office:value-type="string">
            <text:p text:style-name="P163">O sistema listará todos os resultados encontrados.</text:p>
          </table:table-cell>
        </table:table-row>
        <table:table-row table:style-name="Tabela7.1">
          <table:table-cell table:style-name="Tabela7.A2" table:number-rows-spanned="5" office:value-type="string">
            <text:p text:style-name="P162">Fluxos Alternativos</text:p>
          </table:table-cell>
          <table:table-cell table:style-name="Tabela7.B2" office:value-type="string">
            <text:p text:style-name="P163">FA1</text:p>
          </table:table-cell>
          <table:table-cell table:style-name="Tabela7.C2" office:value-type="string">
            <text:p text:style-name="P163"><text:bookmark-start text:name="__DdeLink__3264_883659474212"/>Se o Administrador/<text:span text:style-name="T48">Funcionário</text:span> clicar no botão <text:span text:style-name="T1">Novo ele será redirecionado a tela de Edição de Fornecedores.</text:span><text:bookmark-end text:name="__DdeLink__3264_883659474212"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63">FA2</text:p>
          </table:table-cell>
          <table:table-cell table:style-name="Tabela7.C2" office:value-type="string">
            <text:p text:style-name="P163">Se o Administrador/<text:span text:style-name="T48">Funcionário</text:span> clicar <text:span text:style-name="T1">em um dos registros e </text:span>no botão <text:span text:style-name="T1">Editar ele será redirecionado a tela de Edição de Fornecedores e os dados do registro serão carregados.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163">FA3</text:p>
          </table:table-cell>
          <table:table-cell table:style-name="Tabela7.C2" office:value-type="string">
            <text:p text:style-name="P164">Se o Administrador/<text:span text:style-name="T48">Funcionário</text:span> não tiver preenchido <text:span text:style-name="T38">o </text:span>campo <text:span text:style-name="T38">de busca</text:span> <text:span text:style-name="T25">o</text:span> sistema listará todos os <text:span text:style-name="T48">Clientes</text:span>.<text:span text:style-name="T65">[FP2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66">FA4</text:p>
          </table:table-cell>
          <table:table-cell table:style-name="Tabela7.C11" office:value-type="string">
            <text:p text:style-name="P164">Se o Administrador/<text:span text:style-name="T48">Funcionário </text:span>clicar <text:span text:style-name="T1">em um dos registros e </text:span>no botão <text:span text:style-name="T41">Deletar, o respectivo registro será removido do banco de dados;[FP4]</text:span>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67">FA5</text:p>
          </table:table-cell>
          <table:table-cell table:style-name="Tabela7.C11" office:value-type="string">
            <text:p text:style-name="P168">Se o Administrador/<text:span text:style-name="T48">Funcionário</text:span> clicar no botão Relatório, será exibido um arquivo PDF com a listagem de todos os <text:span text:style-name="T56">Fornecedores</text:span> <text:span text:style-name="T48">pesquisad</text:span>os; <text:span text:style-name="T65">[FP4]</text:span></text:p>
          </table:table-cell>
        </table:table-row>
        <table:table-row table:style-name="Tabela7.1">
          <table:table-cell table:style-name="Tabela7.A13" office:value-type="string">
            <text:p text:style-name="P162">Regras de Negócio</text:p>
          </table:table-cell>
          <table:table-cell table:style-name="Tabela7.B2" office:value-type="string">
            <text:p text:style-name="P171"/>
          </table:table-cell>
          <table:table-cell table:style-name="Tabela7.C2" office:value-type="string">
            <text:p text:style-name="P163">NDA.</text:p>
          </table:table-cell>
        </table:table-row>
        <table:table-row>
          <table:table-cell table:style-name="Tabela7.A2" table:number-rows-spanned="2" office:value-type="string">
            <text:p text:style-name="P162">Pós Condições</text:p>
          </table:table-cell>
          <table:table-cell table:style-name="Tabela7.B2" office:value-type="string">
            <text:p text:style-name="P172">PC1</text:p>
          </table:table-cell>
          <table:table-cell table:style-name="Tabela7.C2" office:value-type="string">
            <text:p text:style-name="P169">O Administrador/<text:span text:style-name="T48">Funcionário</text:span> poderá estar na tela de Edição de <text:span text:style-name="T56">Fornecedores</text:span>.</text:p>
          </table:table-cell>
        </table:table-row>
        <table:table-row>
          <table:covered-table-cell/>
          <table:table-cell table:style-name="Tabela7.B11" office:value-type="string">
            <text:p text:style-name="P173">PC2</text:p>
          </table:table-cell>
          <table:table-cell table:style-name="Tabela7.C11" office:value-type="string">
            <text:p text:style-name="P167">O Administrador/<text:span text:style-name="T48">Funcionário </text:span>poderá visualizar o relatório.</text:p>
          </table:table-cell>
        </table:table-row>
        <table:table-row table:style-name="Tabela7.1">
          <table:table-cell table:style-name="Tabela7.A2" office:value-type="string">
            <text:p text:style-name="P162">Casos de Uso Afetados</text:p>
          </table:table-cell>
          <table:table-cell table:style-name="Tabela7.C2" table:number-columns-spanned="2" office:value-type="string">
            <text:p text:style-name="P170">NDA.</text:p>
          </table:table-cell>
          <table:covered-table-cell/>
        </table:table-row>
      </table:table>
      <text:p text:style-name="P100"><text:bookmark-end text:name="__DdeLink__5140_18454389001"/></text:p>
      <text:p text:style-name="P110"><text:bookmark-end text:name="__DdeLink__5188_1845438900"/><text:bookmark-end text:name="__DdeLink__5169_1845438900"/></text:p>
      <text:p text:style-name="P120"><text:bookmark-start text:name="__DdeLink__5176_1845438900"/>UC <text:span text:style-name="T57">5.1</text:span> – <text:span text:style-name="T26">Cadastrar e Editar Categorias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94"><text:span text:style-name="T2">UC</text:span><text:span text:style-name="T13">5</text:span><text:span text:style-name="T2">.1– Cadastr</text:span><text:span text:style-name="T3">o e Edição de </text:span><text:span text:style-name="T13">Categoria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8">Pré -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O Administrador/<text:span text:style-name="T43">Funcionário</text:span> deve estar logado no sistema;</text:p>
          </table:table-cell>
        </table:table-row>
        <table:table-row table:style-name="Tabela8.3">
          <table:table-cell table:style-name="Tabela8.A2" office:value-type="string">
            <text:p text:style-name="P8">Atores Envolvidos</text:p>
          </table:table-cell>
          <table:table-cell table:style-name="Tabela8.C2" table:number-columns-spanned="2" office:value-type="string">
            <text:p text:style-name="P20">Administrador/<text:span text:style-name="T43">Funcionário</text:span></text:p>
          </table:table-cell>
          <table:covered-table-cell/>
        </table:table-row>
        <table:table-row table:style-name="Tabela8.1">
          <table:table-cell table:style-name="Tabela8.A2" table:number-rows-spanned="5" office:value-type="string">
            <text:p text:style-name="P8">Fluxo Principal</text:p>
          </table:table-cell>
          <table:table-cell table:style-name="Tabela8.B2" office:value-type="string">
            <text:p text:style-name="P20">FP1</text:p>
          </table:table-cell>
          <table:table-cell table:style-name="Tabela8.C2" office:value-type="string">
            <text:p text:style-name="P141">O <text:span text:style-name="T26">Administrador/Funcionário</text:span> preencherá o campo <text:span text:style-name="T53">nome</text:span><text:bookmark-start text:name="__DdeLink__4496_3723943788121"/><text:span text:style-name="T53">.</text:span><text:bookmark-end text:name="__DdeLink__4496_3723943788121"/><text:span text:style-name="T53"> [RN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2</text:p>
          </table:table-cell>
          <table:table-cell table:style-name="Tabela8.C2" office:value-type="string">
            <text:p text:style-name="P142">Para salvar o cadastro d<text:span text:style-name="T57">a</text:span> <text:span text:style-name="T57">Categoria</text:span> <text:span text:style-name="T30">o</text:span> Administrador/<text:span text:style-name="T44">Funcionário</text:span> deverá clicar no botão Salvar.<text:span text:style-name="T64">[FA1][FA2],[FA3] e [FA4] </text:span></text:p>
            <text:p text:style-name="P65"/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3</text:p>
          </table:table-cell>
          <table:table-cell table:style-name="Tabela8.C2" office:value-type="string">
            <text:p text:style-name="P20">O sistema emitirá <text:span text:style-name="T21">a </text:span>mensagem de confirmação “<text:span text:style-name="T21">Deseja realmente salvar o registro?</text:span>”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4</text:p>
          </table:table-cell>
          <table:table-cell table:style-name="Tabela8.C2" office:value-type="string">
            <text:p text:style-name="P20"><text:span text:style-name="T21">O</text:span> Administrador/<text:span text:style-name="T44">Funcionário</text:span> confirm<text:span text:style-name="T21">ará</text:span> a mensagem, clicando no botão OK</text:p>
            <text:p text:style-name="P20"><text:s/><text:span text:style-name="T21">e </text:span>o sistema salvará <text:span text:style-name="T21">o registro</text:span> no banco de dados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P5</text:p>
          </table:table-cell>
          <table:table-cell table:style-name="Tabela8.C2" office:value-type="string">
            <text:p text:style-name="P20">O sistema emitirá a mensagem “Registro salvo com sucesso!”.</text:p>
          </table:table-cell>
        </table:table-row>
        <table:table-row table:style-name="Tabela8.1">
          <table:table-cell table:style-name="Tabela8.A2" table:number-rows-spanned="6" office:value-type="string">
            <text:p text:style-name="P8">Fluxos Alternativos</text:p>
          </table:table-cell>
          <table:table-cell table:style-name="Tabela8.B2" office:value-type="string">
            <text:p text:style-name="P20">FA1</text:p>
          </table:table-cell>
          <table:table-cell table:style-name="Tabela8.C2" office:value-type="string">
            <text:p text:style-name="P20">Se <text:span text:style-name="T57">a Categoria </text:span>já estiver salv<text:span text:style-name="T57">a</text:span> no banco de dados o sistema salvará as modificações realizadas no registro.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A2</text:p>
          </table:table-cell>
          <table:table-cell table:style-name="Tabela8.C2" office:value-type="string">
            <text:p text:style-name="P20">Se o Administrador/<text:span text:style-name="T44">Funcionário</text:span> clicar no botão Cancelar, todas as alterações não salvas serão descartadas e ele sairá da tela <text:span text:style-name="T30">Editar</text:span> <text:span text:style-name="T57">Categoria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A3</text:p>
          </table:table-cell>
          <table:table-cell table:style-name="Tabela8.C2" office:value-type="string">
            <text:p text:style-name="P20">Se o Administrador/<text:span text:style-name="T44">Funcionário</text:span> clicar no botão <text:span text:style-name="T22">Apagar, e o registro já estiver no banco de dados, o registro será removido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0">FA4</text:p>
          </table:table-cell>
          <table:table-cell table:style-name="Tabela8.C2" office:value-type="string">
            <text:p text:style-name="P20"><text:bookmark-start text:name="__DdeLink__3279_883659474121"/>Se o Administrador/<text:span text:style-name="T44">Funcionário</text:span> não tiver preenchido algum dos campos <text:span text:style-name="T21">obrigatórios </text:span>do formulário o sistema emitirá a mensagem “<text:span text:style-name="T30">Por favor preencha os campos obrigatórios!</text:span>” e não procederá com <text:span text:style-name="T30">a persistência do registro</text:span>.<text:bookmark-end text:name="__DdeLink__3279_88365947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159">FA5</text:p>
          </table:table-cell>
          <table:table-cell table:style-name="Tabela8.C13" office:value-type="string">
            <text:p text:style-name="P177"><text:span text:style-name="T65">Se os campos infringirem alguma das regras de negócio aplicáveis o sistema emitirá a mensagem referente à regra de negócio atingida; </text:span><text:bookmark-start text:name="__DdeLink__2696_273951432914121"/><text:span text:style-name="T66">[</text:span><text:span text:style-name="T67">RN1</text:span><text:span text:style-name="T66">]</text:span><text:bookmark-end text:name="__DdeLink__2696_273951432914121"/>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159">FA6</text:p>
          </table:table-cell>
          <table:table-cell table:style-name="Tabela8.C13" office:value-type="string">
            <text:p text:style-name="P181">Se o sistema encontrar algum erro de banco de dados ele emitirá a mensagem "Falha ao salvar os dados! Informe o administrador do sistema."</text:p>
          </table:table-cell>
        </table:table-row>
        <table:table-row table:style-name="Tabela8.1">
          <table:table-cell table:style-name="Tabela8.A15" table:number-rows-spanned="2" office:value-type="string">
            <text:p text:style-name="P8">Regras de Negócio</text:p>
          </table:table-cell>
          <table:table-cell table:style-name="Tabela8.B2" office:value-type="string">
            <text:p text:style-name="P20">RN1</text:p>
          </table:table-cell>
          <table:table-cell table:style-name="Tabela8.C2" office:value-type="string">
            <text:p text:style-name="P20">O nome d<text:span text:style-name="T57">a Categoria </text:span>não pode ter menos do que <text:span text:style-name="T57">3</text:span> caracteres.</text:p>
          </table:table-cell>
        </table:table-row>
        <table:table-row table:style-name="Tabela8.1">
          <table:covered-table-cell/>
          <table:table-cell table:style-name="Tabela8.B16" office:value-type="string">
            <text:p text:style-name="P28">RN<text:span text:style-name="T47">3</text:span></text:p>
          </table:table-cell>
          <table:table-cell table:style-name="Tabela8.C16" office:value-type="string">
            <text:p text:style-name="P33">O campo <text:span text:style-name="T33">nome</text:span> não pode ficar em branco.</text:p>
          </table:table-cell>
        </table:table-row>
        <table:table-row>
          <table:table-cell table:style-name="Tabela8.A2" office:value-type="string">
            <text:p text:style-name="P8">Pós Condições</text:p>
          </table:table-cell>
          <table:table-cell table:style-name="Tabela8.B2" office:value-type="string">
            <text:p text:style-name="P20">PC1</text:p>
          </table:table-cell>
          <table:table-cell table:style-name="Tabela8.C2" office:value-type="string">
            <text:p text:style-name="P20"><text:span text:style-name="T57">A Categoria </text:span>deverá estar salv<text:span text:style-name="T61">a</text:span> no banco de dados.</text:p>
          </table:table-cell>
        </table:table-row>
        <table:table-row table:style-name="Tabela8.18">
          <table:table-cell table:style-name="Tabela8.A2" office:value-type="string">
            <text:p text:style-name="P8">Casos de Uso Afetados</text:p>
          </table:table-cell>
          <table:table-cell table:style-name="Tabela8.C2" table:number-columns-spanned="2" office:value-type="string">
            <text:p text:style-name="P83">NDA.</text:p>
          </table:table-cell>
          <table:covered-table-cell/>
        </table:table-row>
      </table:table>
      <text:p text:style-name="P111"><text:bookmark-end text:name="__DdeLink__5176_1845438900"/></text:p>
      <text:p text:style-name="P111"/>
      <text:p text:style-name="P124"><text:bookmark-start text:name="__DdeLink__5140_184543890011"/>UC 5.2 - <text:s/>Listar Categorias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95"><text:span text:style-name="T2">UC</text:span><text:span text:style-name="T12">4</text:span><text:span text:style-name="T2">.2– </text:span><text:span text:style-name="T6">Listar </text:span><text:span text:style-name="T14">Categorias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9">Pré - Condições</text:p>
          </table:table-cell>
          <table:table-cell table:style-name="Tabela9.B2" office:value-type="string">
            <text:p text:style-name="P21">PC1</text:p>
          </table:table-cell>
          <table:table-cell table:style-name="Tabela9.C2" office:value-type="string">
            <text:p text:style-name="P21">O Administrador/<text:span text:style-name="T48">Funcionário</text:span> deve estar logado no sistema;</text:p>
          </table:table-cell>
        </table:table-row>
        <table:table-row table:style-name="Tabela9.3">
          <table:table-cell table:style-name="Tabela9.A2" office:value-type="string">
            <text:p text:style-name="P9">Atores Envolvidos</text:p>
          </table:table-cell>
          <table:table-cell table:style-name="Tabela9.C2" table:number-columns-spanned="2" office:value-type="string">
            <text:p text:style-name="P21"><text:bookmark-start text:name="__DdeLink__5129_184543890021"/>Administrador/<text:span text:style-name="T48">Funcionário</text:span><text:bookmark-end text:name="__DdeLink__5129_184543890021"/></text:p>
          </table:table-cell>
          <table:covered-table-cell/>
        </table:table-row>
        <table:table-row table:style-name="Tabela9.1">
          <table:table-cell table:style-name="Tabela9.A2" table:number-rows-spanned="3" office:value-type="string">
            <text:p text:style-name="P9"/>
            <text:p text:style-name="P9">Fluxo Principal</text:p>
          </table:table-cell>
          <table:table-cell table:style-name="Tabela9.B2" office:value-type="string">
            <text:p text:style-name="P21">FP1</text:p>
          </table:table-cell>
          <table:table-cell table:style-name="Tabela9.C2" office:value-type="string">
            <text:p text:style-name="P41">O Sistema carregará <text:span text:style-name="T58">a</text:span>s <text:span text:style-name="T58">Categorias</text:span> previamente cadastrad<text:span text:style-name="T58">a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P<text:span text:style-name="T87">2</text:span></text:p>
          </table:table-cell>
          <table:table-cell table:style-name="Tabela9.C2" office:value-type="string">
            <text:p text:style-name="P21">Para buscar <text:span text:style-name="T58">as Categorias,</text:span> o Administrador/<text:span text:style-name="T48">Funcionário</text:span> deverá clicar no botão <text:span text:style-name="T38">Pesquisa</text:span>r.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P<text:span text:style-name="T87">3</text:span></text:p>
          </table:table-cell>
          <table:table-cell table:style-name="Tabela9.C2" office:value-type="string">
            <text:p text:style-name="P21">O sistema listará todos os resultados encontrados.</text:p>
          </table:table-cell>
        </table:table-row>
        <table:table-row table:style-name="Tabela9.1">
          <table:table-cell table:style-name="Tabela9.A2" table:number-rows-spanned="4" office:value-type="string">
            <text:p text:style-name="P9">Fluxos Alternativos</text:p>
          </table:table-cell>
          <table:table-cell table:style-name="Tabela9.B2" office:value-type="string">
            <text:p text:style-name="P21">FA1</text:p>
          </table:table-cell>
          <table:table-cell table:style-name="Tabela9.C2" office:value-type="string">
            <text:p text:style-name="P21"><text:bookmark-start text:name="__DdeLink__3264_8836594742121"/>Se o Administrador/<text:span text:style-name="T48">Funcionário</text:span> clicar no botão <text:span text:style-name="T1">Novo ele será redirecionado a tela de Edição de Categorias.</text:span><text:bookmark-end text:name="__DdeLink__3264_8836594742121"/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A2</text:p>
          </table:table-cell>
          <table:table-cell table:style-name="Tabela9.C2" office:value-type="string">
            <text:p text:style-name="P21">Se o Administrador/<text:span text:style-name="T48">Funcionário</text:span> clicar <text:span text:style-name="T1">em um dos registros e </text:span>no botão <text:span text:style-name="T1">Editar ele será redirecionado a tela de Edição de Categorias e os dados do registro serão carregados.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1">FA3</text:p>
          </table:table-cell>
          <table:table-cell table:style-name="Tabela9.C2" office:value-type="string">
            <text:p text:style-name="P144">Se o Administrador/<text:span text:style-name="T48">Funcionário</text:span> não tiver preenchido <text:span text:style-name="T38">o </text:span>campo <text:span text:style-name="T38">de busca</text:span> <text:span text:style-name="T25">o</text:span> sistema listará todos <text:span text:style-name="T58">as Categorias</text:span>.<text:span text:style-name="T74">[</text:span><text:span text:style-name="T80">FP2</text:span><text:span text:style-name="T74">]</text:span></text:p>
          </table:table-cell>
        </table:table-row>
        <table:table-row table:style-name="Tabela9.1">
          <table:covered-table-cell/>
          <table:table-cell table:style-name="Tabela9.B10" office:value-type="string">
            <text:p text:style-name="P50">FA4</text:p>
          </table:table-cell>
          <table:table-cell table:style-name="Tabela9.C10" office:value-type="string">
            <text:p text:style-name="P145">Se o Administrador/<text:span text:style-name="T48">Funcionário </text:span>clicar <text:span text:style-name="T1">em um dos registros e </text:span>no botão <text:span text:style-name="T41">Deletar, o respectivo registro será removido do banco de dados.</text:span><text:span text:style-name="T74">[</text:span><text:span text:style-name="T81">FP3</text:span><text:span text:style-name="T74">]</text:span></text:p>
          </table:table-cell>
        </table:table-row>
        <table:table-row table:style-name="Tabela9.1">
          <table:table-cell table:style-name="Tabela9.A11" office:value-type="string">
            <text:p text:style-name="P9">Regras de Negócio</text:p>
          </table:table-cell>
          <table:table-cell table:style-name="Tabela9.B2" office:value-type="string">
            <text:p text:style-name="P66"/>
          </table:table-cell>
          <table:table-cell table:style-name="Tabela9.C2" office:value-type="string">
            <text:p text:style-name="P21">NDA.</text:p>
          </table:table-cell>
        </table:table-row>
        <table:table-row>
          <table:table-cell table:style-name="Tabela9.A2" office:value-type="string">
            <text:p text:style-name="P9">Pós Condições</text:p>
          </table:table-cell>
          <table:table-cell table:style-name="Tabela9.B2" office:value-type="string">
            <text:p text:style-name="P72">PC1</text:p>
          </table:table-cell>
          <table:table-cell table:style-name="Tabela9.C2" office:value-type="string">
            <text:p text:style-name="P46">O Administrador/<text:span text:style-name="T48">Funcionário</text:span> poderá estar na tela de Edição de <text:span text:style-name="T58">Categorias.</text:span></text:p>
          </table:table-cell>
        </table:table-row>
        <table:table-row table:style-name="Tabela9.1">
          <table:table-cell table:style-name="Tabela9.A2" office:value-type="string">
            <text:p text:style-name="P9">Casos de Uso Afetados</text:p>
          </table:table-cell>
          <table:table-cell table:style-name="Tabela9.C2" table:number-columns-spanned="2" office:value-type="string">
            <text:p text:style-name="P84">NDA.</text:p>
          </table:table-cell>
          <table:covered-table-cell/>
        </table:table-row>
      </table:table>
      <text:p text:style-name="P101"><text:bookmark-end text:name="__DdeLink__5140_184543890011"/></text:p>
      <text:p text:style-name="P112"/>
      <text:p text:style-name="P121">UC <text:span text:style-name="T61">6.1</text:span> – <text:span text:style-name="T26">Cadastrar e Editar Vendas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96"><text:span text:style-name="T2">UC</text:span><text:span text:style-name="T13">5</text:span><text:span text:style-name="T2">.1– Cadastr</text:span><text:span text:style-name="T3">o e Edição de </text:span><text:span text:style-name="T15">Vendas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0">Pré - Condições</text:p>
          </table:table-cell>
          <table:table-cell table:style-name="Tabela10.B2" office:value-type="string">
            <text:p text:style-name="P22">PC1</text:p>
          </table:table-cell>
          <table:table-cell table:style-name="Tabela10.C2" office:value-type="string">
            <text:p text:style-name="P22">O Administrador/<text:span text:style-name="T43">Funcionário</text:span> deve estar logado no sistema;</text:p>
          </table:table-cell>
        </table:table-row>
        <table:table-row table:style-name="Tabela10.3">
          <table:table-cell table:style-name="Tabela10.A2" office:value-type="string">
            <text:p text:style-name="P10">Atores Envolvidos</text:p>
          </table:table-cell>
          <table:table-cell table:style-name="Tabela10.C2" table:number-columns-spanned="2" office:value-type="string">
            <text:p text:style-name="P22">Administrador/<text:span text:style-name="T43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10">Fluxo Principal</text:p>
          </table:table-cell>
          <table:table-cell table:style-name="Tabela10.B2" office:value-type="string">
            <text:p text:style-name="P22">FP1</text:p>
          </table:table-cell>
          <table:table-cell table:style-name="Tabela10.C2" office:value-type="string">
            <text:p text:style-name="P146">O <text:span text:style-name="T26">Administrador/Funcionário</text:span> preencherá os campos <text:span text:style-name="T59">cliente associado a venda, código ou descrição do item, quantidade e escolher entre preço de varejo e atacado</text:span><text:bookmark-start text:name="__DdeLink__4496_37239437881211"/><text:span text:style-name="T59">.</text:span><text:bookmark-end text:name="__DdeLink__4496_37239437881211"/><text:span text:style-name="T59"> <text:s/>[RN1] [RN2] 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2</text:p>
          </table:table-cell>
          <table:table-cell table:style-name="Tabela10.C2" office:value-type="string">
            <text:p text:style-name="P146">Para salvar o cadastro d<text:span text:style-name="T57">a</text:span> <text:span text:style-name="T60">Venda</text:span> <text:span text:style-name="T30">o</text:span> Administrador/<text:span text:style-name="T44">Funcionário</text:span> deverá clicar no botão “<text:span text:style-name="T60">Finalizar Venda”.[FA1][FA2] e [FA3] </text:span></text:p>
            <text:p text:style-name="P67"/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3</text:p>
          </table:table-cell>
          <table:table-cell table:style-name="Tabela10.C2" office:value-type="string">
            <text:p text:style-name="P22">O sistema emitirá <text:span text:style-name="T21">a </text:span>mensagem de confirmação “<text:span text:style-name="T21">Deseja realmente finalizar a venda?</text:span>”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4</text:p>
          </table:table-cell>
          <table:table-cell table:style-name="Tabela10.C2" office:value-type="string">
            <text:p text:style-name="P22"><text:span text:style-name="T21">O</text:span> Administrador/<text:span text:style-name="T44">Funcionário</text:span> confirm<text:span text:style-name="T21">ará</text:span> a mensagem, clicando no botão OK</text:p>
            <text:p text:style-name="P22"><text:s/><text:span text:style-name="T21">e </text:span>o sistema salvará <text:span text:style-name="T21">o registro</text:span> no banco de dados.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P5</text:p>
          </table:table-cell>
          <table:table-cell table:style-name="Tabela10.C2" office:value-type="string">
            <text:p text:style-name="P22">O sistema emitirá a mensagem “Registro salvo com sucesso!”.</text:p>
          </table:table-cell>
        </table:table-row>
        <table:table-row table:style-name="Tabela10.1">
          <table:table-cell table:style-name="Tabela10.A2" table:number-rows-spanned="5" office:value-type="string">
            <text:p text:style-name="P11">Fluxos Alternativos</text:p>
          </table:table-cell>
          <table:table-cell table:style-name="Tabela10.B2" office:value-type="string">
            <text:p text:style-name="P22">FA<text:span text:style-name="T88">1</text:span></text:p>
          </table:table-cell>
          <table:table-cell table:style-name="Tabela10.C2" office:value-type="string">
            <text:p text:style-name="P22">Se o Administrador/<text:span text:style-name="T44">Funcionário</text:span> clicar no botão Cancelar, todas as alterações não salvas serão descartadas e ele sairá da tela <text:span text:style-name="T60">Vender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A<text:span text:style-name="T88">2</text:span></text:p>
          </table:table-cell>
          <table:table-cell table:style-name="Tabela10.C2" office:value-type="string">
            <text:p text:style-name="P22">Se o Administrador/<text:span text:style-name="T44">Funcionário</text:span> clicar no botão <text:span text:style-name="T60">Apagar Lançamento e o registro o item selecionado daquela venda será removido.</text:span>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2">FA<text:span text:style-name="T88">3</text:span></text:p>
          </table:table-cell>
          <table:table-cell table:style-name="Tabela10.C2" office:value-type="string">
            <text:p text:style-name="P22"><text:bookmark-start text:name="__DdeLink__3279_8836594741211"/>Se o Administrador/<text:span text:style-name="T44">Funcionário</text:span> não tiver preenchido algum dos campos <text:span text:style-name="T21">obrigatórios </text:span>do formulário o sistema emitirá a mensagem “<text:span text:style-name="T30">Por favor preencha os campos obrigatórios!</text:span>” e não procederá com <text:span text:style-name="T30">a persistência do registro</text:span>.<text:bookmark-end text:name="__DdeLink__3279_88365947412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160">FA4</text:p>
          </table:table-cell>
          <table:table-cell table:style-name="Tabela10.C12" office:value-type="string">
            <text:p text:style-name="P178"><text:span text:style-name="T65">Se os campos infringirem alguma das regras de negócio aplicáveis o sistema emitirá a mensagem referente à regra de negócio atingida; </text:span><text:bookmark-start text:name="__DdeLink__2696_2739514329141211"/><text:span text:style-name="T66">[</text:span><text:span text:style-name="T67">RN1</text:span><text:span text:style-name="T66">]</text:span><text:bookmark-end text:name="__DdeLink__2696_2739514329141211"/><text:span text:style-name="T65"> </text:span><text:bookmark-start text:name="__DdeLink__2696_27395143291412111"/><text:span text:style-name="T66">[</text:span><text:span text:style-name="T67">RN</text:span><text:span text:style-name="T69">2</text:span><text:span text:style-name="T66">]</text:span><text:bookmark-end text:name="__DdeLink__2696_27395143291412111"/></text:p>
          </table:table-cell>
        </table:table-row>
        <table:table-row table:style-name="Tabela10.1">
          <table:covered-table-cell/>
          <table:table-cell table:style-name="Tabela10.B12" office:value-type="string">
            <text:p text:style-name="P160">FA5</text:p>
          </table:table-cell>
          <table:table-cell table:style-name="Tabela10.C12" office:value-type="string">
            <text:p text:style-name="P182">Se o sistema encontrar algum erro de banco de dados ele emitirá a mensagem "Falha ao salvar os dados! Informe o administrador do sistema."</text:p>
          </table:table-cell>
        </table:table-row>
        <table:table-row table:style-name="Tabela10.1">
          <table:table-cell table:style-name="Tabela10.A14" table:number-rows-spanned="2" office:value-type="string">
            <text:p text:style-name="P10">Regras de Negócio</text:p>
          </table:table-cell>
          <table:table-cell table:style-name="Tabela10.B2" office:value-type="string">
            <text:p text:style-name="P22">RN1</text:p>
          </table:table-cell>
          <table:table-cell table:style-name="Tabela10.C2" office:value-type="string">
            <text:p text:style-name="P58">Uma venda deve conter pelo menos 1 produto.</text:p>
          </table:table-cell>
        </table:table-row>
        <table:table-row table:style-name="Tabela10.1">
          <table:covered-table-cell/>
          <table:table-cell table:style-name="Tabela10.B15" office:value-type="string">
            <text:p text:style-name="P58">RN2</text:p>
          </table:table-cell>
          <table:table-cell table:style-name="Tabela10.C15" office:value-type="string">
            <text:p text:style-name="P58">O campo quantidade não pode ser igual a zero ou a números negativos.</text:p>
          </table:table-cell>
        </table:table-row>
        <table:table-row>
          <table:table-cell table:style-name="Tabela10.A2" office:value-type="string">
            <text:p text:style-name="P10">Pós Condições</text:p>
          </table:table-cell>
          <table:table-cell table:style-name="Tabela10.B2" office:value-type="string">
            <text:p text:style-name="P22">PC1</text:p>
          </table:table-cell>
          <table:table-cell table:style-name="Tabela10.C2" office:value-type="string">
            <text:p text:style-name="P22"><text:span text:style-name="T57">A Venda </text:span>deverá estar salv<text:span text:style-name="T61">a</text:span> no banco de dados.</text:p>
          </table:table-cell>
        </table:table-row>
        <table:table-row table:style-name="Tabela10.17">
          <table:table-cell table:style-name="Tabela10.A2" office:value-type="string">
            <text:p text:style-name="P10">Casos de Uso Afetados</text:p>
          </table:table-cell>
          <table:table-cell table:style-name="Tabela10.C2" table:number-columns-spanned="2" office:value-type="string">
            <text:p text:style-name="P85">NDA.</text:p>
          </table:table-cell>
          <table:covered-table-cell/>
        </table:table-row>
      </table:table>
      <text:p text:style-name="P113"/>
      <text:p text:style-name="P113"/>
      <text:p text:style-name="P125">UC 6.2 - <text:s/>Listar Vendas<text:bookmark-start text:name="__DdeLink__5140_184543890012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97"><text:span text:style-name="T2">UC</text:span><text:span text:style-name="T12">4</text:span><text:span text:style-name="T2">.2– </text:span><text:span text:style-name="T6">Listar </text:span><text:span text:style-name="T16">Vendas</text:span>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11">Pré - Condições</text:p>
          </table:table-cell>
          <table:table-cell table:style-name="Tabela11.B2" office:value-type="string">
            <text:p text:style-name="P23">PC1</text:p>
          </table:table-cell>
          <table:table-cell table:style-name="Tabela11.C2" office:value-type="string">
            <text:p text:style-name="P23">O Administrador/<text:span text:style-name="T48">Funcionário</text:span> deve estar logado no sistema;</text:p>
          </table:table-cell>
        </table:table-row>
        <table:table-row table:style-name="Tabela11.3">
          <table:table-cell table:style-name="Tabela11.A2" office:value-type="string">
            <text:p text:style-name="P11">Atores Envolvidos</text:p>
          </table:table-cell>
          <table:table-cell table:style-name="Tabela11.C2" table:number-columns-spanned="2" office:value-type="string">
            <text:p text:style-name="P23"><text:bookmark-start text:name="__DdeLink__5129_184543890022"/>Administrador/<text:span text:style-name="T48">Funcionário</text:span><text:bookmark-end text:name="__DdeLink__5129_184543890022"/></text:p>
          </table:table-cell>
          <table:covered-table-cell/>
        </table:table-row>
        <table:table-row table:style-name="Tabela11.1">
          <table:table-cell table:style-name="Tabela11.A2" table:number-rows-spanned="4" office:value-type="string">
            <text:p text:style-name="P11"/>
            <text:p text:style-name="P11">Fluxo Principal</text:p>
          </table:table-cell>
          <table:table-cell table:style-name="Tabela11.B2" office:value-type="string">
            <text:p text:style-name="P23">FP1</text:p>
          </table:table-cell>
          <table:table-cell table:style-name="Tabela11.C2" office:value-type="string">
            <text:p text:style-name="P42">O Sistema carregará <text:span text:style-name="T62">as Vendas</text:span> previamente cadastrad<text:span text:style-name="T62">a</text:span>s.</text:p>
          </table:table-cell>
        </table:table-row>
        <table:table-row table:style-name="Tabela11.1">
          <table:covered-table-cell/>
          <table:table-cell table:style-name="Tabela11.B5" office:value-type="string">
            <text:p text:style-name="P23">FP<text:span text:style-name="T37">2</text:span></text:p>
          </table:table-cell>
          <table:table-cell table:style-name="Tabela11.C5" office:value-type="string">
            <text:p text:style-name="P23">O Administrador/<text:span text:style-name="T48">Funcionário</text:span> preencherá <text:span text:style-name="T62">os campos para intervalo de data.</text:span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23">FP<text:span text:style-name="T37">3</text:span></text:p>
          </table:table-cell>
          <table:table-cell table:style-name="Tabela11.C2" office:value-type="string">
            <text:p text:style-name="P23">Para buscar <text:span text:style-name="T62">as Vendas,</text:span> o Administrador/<text:span text:style-name="T48">Funcionário</text:span> deverá clicar no botão <text:span text:style-name="T38">Pesquisa</text:span>r.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23">FP<text:span text:style-name="T37">4</text:span></text:p>
          </table:table-cell>
          <table:table-cell table:style-name="Tabela11.C2" office:value-type="string">
            <text:p text:style-name="P23">O sistema listará todos os resultados encontrados.</text:p>
          </table:table-cell>
        </table:table-row>
        <table:table-row table:style-name="Tabela11.1">
          <table:table-cell table:style-name="Tabela11.A2" table:number-rows-spanned="4" office:value-type="string">
            <text:p text:style-name="P11">Fluxos Alternativos</text:p>
          </table:table-cell>
          <table:table-cell table:style-name="Tabela11.B2" office:value-type="string">
            <text:p text:style-name="P23">FA1</text:p>
          </table:table-cell>
          <table:table-cell table:style-name="Tabela11.C2" office:value-type="string">
            <text:p text:style-name="P23"><text:bookmark-start text:name="__DdeLink__3264_8836594742122"/>Se o Administrador/<text:span text:style-name="T48">Funcionário</text:span> clicar no botão <text:span text:style-name="T1">Novo ele será redirecionado a tela de Edição de Lançamentos.</text:span><text:bookmark-end text:name="__DdeLink__3264_8836594742122"/></text:p>
          </table:table-cell>
        </table:table-row>
        <table:table-row table:style-name="Tabela11.1">
          <table:covered-table-cell/>
          <table:table-cell table:style-name="Tabela11.B2" office:value-type="string">
            <text:p text:style-name="P23">FA<text:span text:style-name="T62">2</text:span></text:p>
          </table:table-cell>
          <table:table-cell table:style-name="Tabela11.C2" office:value-type="string">
            <text:p text:style-name="P148">Se o Administrador/<text:span text:style-name="T48">Funcionário</text:span> não tiver preenchido <text:span text:style-name="T38">o </text:span>campo <text:span text:style-name="T38">de busca</text:span> <text:span text:style-name="T25">o</text:span> sistema listará todos <text:span text:style-name="T62">as Vendas</text:span>.<text:bookmark-start text:name="__DdeLink__2696_27395143291412112"/><text:span text:style-name="T74">[</text:span><text:span text:style-name="T82">FP</text:span><text:span text:style-name="T83">2</text:span><text:span text:style-name="T74">]</text:span><text:bookmark-end text:name="__DdeLink__2696_27395143291412112"/><text:span text:style-name="T72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51">FA<text:span text:style-name="T62">3</text:span></text:p>
          </table:table-cell>
          <table:table-cell table:style-name="Tabela11.C10" office:value-type="string">
            <text:p text:style-name="P148">Se o Administrador/<text:span text:style-name="T48">Funcionário </text:span>clicar <text:span text:style-name="T1">em um dos registros e </text:span>no botão <text:span text:style-name="T41">Deletar, o respectivo registro será removido do banco de dados.</text:span><text:bookmark-start text:name="__DdeLink__2696_27395143291412113"/><text:bookmark-end text:name="__DdeLink__2696_27395143291412113"/><text:span text:style-name="T72"> </text:span><text:bookmark-start text:name="__DdeLink__2696_273951432914121121"/><text:span text:style-name="T74">[</text:span><text:span text:style-name="T82">FP4</text:span><text:span text:style-name="T74">]</text:span><text:bookmark-end text:name="__DdeLink__2696_273951432914121121"/><text:span text:style-name="T72"> </text:span></text:p>
          </table:table-cell>
        </table:table-row>
        <table:table-row table:style-name="Tabela11.1">
          <table:covered-table-cell/>
          <table:table-cell table:style-name="Tabela11.B10" office:value-type="string">
            <text:p text:style-name="P55">FA<text:span text:style-name="T62">4</text:span></text:p>
          </table:table-cell>
          <table:table-cell table:style-name="Tabela11.C10" office:value-type="string">
            <text:p text:style-name="P155">Se o Administrador/<text:span text:style-name="T48">Funcionário</text:span> clicar no botão Relatório, será exibido um arquivo PDF com a listagem de todos <text:span text:style-name="T62">as Vendas</text:span> <text:span text:style-name="T48">pesquisad</text:span>os.<text:bookmark-start text:name="__DdeLink__2696_273951432914121122"/><text:span text:style-name="T74">[</text:span><text:span text:style-name="T82">FP4</text:span><text:span text:style-name="T74">]</text:span><text:bookmark-end text:name="__DdeLink__2696_273951432914121122"/><text:span text:style-name="T72"> </text:span></text:p>
          </table:table-cell>
        </table:table-row>
        <table:table-row table:style-name="Tabela11.1">
          <table:table-cell table:style-name="Tabela11.A12" office:value-type="string">
            <text:p text:style-name="P11">Regras de Negócio</text:p>
          </table:table-cell>
          <table:table-cell table:style-name="Tabela11.B2" office:value-type="string">
            <text:p text:style-name="P68"/>
          </table:table-cell>
          <table:table-cell table:style-name="Tabela11.C2" office:value-type="string">
            <text:p text:style-name="P23">NDA.</text:p>
          </table:table-cell>
        </table:table-row>
        <table:table-row>
          <table:table-cell table:style-name="Tabela11.A2" office:value-type="string">
            <text:p text:style-name="P104"/>
          </table:table-cell>
          <table:table-cell table:style-name="Tabela11.B10" office:value-type="string">
            <text:p text:style-name="P76">PC<text:span text:style-name="T62">1</text:span></text:p>
          </table:table-cell>
          <table:table-cell table:style-name="Tabela11.C10" office:value-type="string">
            <text:p text:style-name="P55">O Administrador/<text:span text:style-name="T48">Funcionário </text:span>poderá visualizar o relatório.</text:p>
          </table:table-cell>
        </table:table-row>
        <table:table-row table:style-name="Tabela11.1">
          <table:table-cell table:style-name="Tabela11.A2" office:value-type="string">
            <text:p text:style-name="P11">Casos de Uso Afetados</text:p>
          </table:table-cell>
          <table:table-cell table:style-name="Tabela11.C2" table:number-columns-spanned="2" office:value-type="string">
            <text:p text:style-name="P86">NDA.</text:p>
          </table:table-cell>
          <table:covered-table-cell/>
        </table:table-row>
      </table:table>
      <text:p text:style-name="P102"><text:bookmark-end text:name="__DdeLink__5140_184543890012"/></text:p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28:20.079609209</meta:creation-date>
    <dc:date>2017-10-28T15:14:57.889775968</dc:date>
    <meta:editing-duration>PT4H17M54S</meta:editing-duration>
    <meta:editing-cycles>73</meta:editing-cycles>
    <meta:generator>LibreOffice/5.4.0.3$Linux_X86_64 LibreOffice_project/40m0$Build-3</meta:generator>
    <meta:document-statistic meta:table-count="12" meta:image-count="0" meta:object-count="0" meta:page-count="12" meta:paragraph-count="498" meta:word-count="3202" meta:character-count="20789" meta:non-whitespace-character-count="18052"/>
  </office:meta>
</office:document-meta>
</file>